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61.63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08.2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CreditsRealisesFonctionCA2009-20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2" table:default-cell-style-name="ce1"/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CodeFonction</text:p>
          </table:table-cell>
          <table:table-cell office:value-type="string" calcext:value-type="string">
            <text:p>LibelleFonction</text:p>
          </table:table-cell>
          <table:table-cell office:value-type="string" calcext:value-type="string">
            <text:p>CodeSousFonction</text:p>
          </table:table-cell>
          <table:table-cell office:value-type="string" calcext:value-type="string">
            <text:p>LibelleSousFonction</text:p>
          </table:table-cell>
          <table:table-cell office:value-type="string" calcext:value-type="string">
            <text:p>TypeMouvement</text:p>
          </table:table-cell>
          <table:table-cell office:value-type="string" calcext:value-type="string">
            <text:p>CA2009</text:p>
          </table:table-cell>
          <table:table-cell office:value-type="string" calcext:value-type="string">
            <text:p>CA2010</text:p>
          </table:table-cell>
          <table:table-cell office:value-type="string" calcext:value-type="string">
            <text:p>CA2011</text:p>
          </table:table-cell>
          <table:table-cell office:value-type="string" calcext:value-type="string">
            <text:p>CA2012</text:p>
          </table:table-cell>
          <table:table-cell office:value-type="string" calcext:value-type="string">
            <text:p>CA201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Ordre</text:p>
          </table:table-cell>
          <table:table-cell office:value-type="float" office:value="47236915.35" calcext:value-type="float">
            <text:p>47236915</text:p>
          </table:table-cell>
          <table:table-cell office:value-type="float" office:value="63299763.1" calcext:value-type="float">
            <text:p>63299763</text:p>
          </table:table-cell>
          <table:table-cell office:value-type="float" office:value="66459262.4" calcext:value-type="float">
            <text:p>66459262</text:p>
          </table:table-cell>
          <table:table-cell office:value-type="float" office:value="73629407.11" calcext:value-type="float">
            <text:p>73629407</text:p>
          </table:table-cell>
          <table:table-cell office:value-type="float" office:value="81366390.35" calcext:value-type="float">
            <text:p>8136639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Reel</text:p>
          </table:table-cell>
          <table:table-cell office:value-type="float" office:value="10885146.23" calcext:value-type="float">
            <text:p>10885146</text:p>
          </table:table-cell>
          <table:table-cell office:value-type="float" office:value="19903450.85" calcext:value-type="float">
            <text:p>19903451</text:p>
          </table:table-cell>
          <table:table-cell office:value-type="float" office:value="28738122.29" calcext:value-type="float">
            <text:p>28738122</text:p>
          </table:table-cell>
          <table:table-cell office:value-type="float" office:value="37971838.73" calcext:value-type="float">
            <text:p>37971839</text:p>
          </table:table-cell>
          <table:table-cell office:value-type="float" office:value="36802090.22" calcext:value-type="float">
            <text:p>3680209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ministration generale de la collectivite (personnel non ventilable)</text:p>
          </table:table-cell>
          <table:table-cell office:value-type="string" calcext:value-type="string">
            <text:p>Reel</text:p>
          </table:table-cell>
          <table:table-cell office:value-type="float" office:value="38739985.89" calcext:value-type="float">
            <text:p>38739986</text:p>
          </table:table-cell>
          <table:table-cell office:value-type="float" office:value="39439237.86" calcext:value-type="float">
            <text:p>39439238</text:p>
          </table:table-cell>
          <table:table-cell office:value-type="float" office:value="41240579.45" calcext:value-type="float">
            <text:p>41240579</text:p>
          </table:table-cell>
          <table:table-cell office:value-type="float" office:value="41596575.84" calcext:value-type="float">
            <text:p>41596576</text:p>
          </table:table-cell>
          <table:table-cell office:value-type="float" office:value="42036686.24" calcext:value-type="float">
            <text:p>4203668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ministration generale de la collectivite (autres moyens generaux)</text:p>
          </table:table-cell>
          <table:table-cell office:value-type="string" calcext:value-type="string">
            <text:p>Reel</text:p>
          </table:table-cell>
          <table:table-cell office:value-type="float" office:value="28408309.93" calcext:value-type="float">
            <text:p>28408310</text:p>
          </table:table-cell>
          <table:table-cell office:value-type="float" office:value="29692024.01" calcext:value-type="float">
            <text:p>29692024</text:p>
          </table:table-cell>
          <table:table-cell office:value-type="float" office:value="30233969.31" calcext:value-type="float">
            <text:p>30233969</text:p>
          </table:table-cell>
          <table:table-cell office:value-type="float" office:value="28696860.45" calcext:value-type="float">
            <text:p>28696860</text:p>
          </table:table-cell>
          <table:table-cell office:value-type="float" office:value="31652757.15" calcext:value-type="float">
            <text:p>3165275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semblee Locale</text:p>
          </table:table-cell>
          <table:table-cell office:value-type="string" calcext:value-type="string">
            <text:p>Reel</text:p>
          </table:table-cell>
          <table:table-cell office:value-type="float" office:value="3068143.53" calcext:value-type="float">
            <text:p>3068144</text:p>
          </table:table-cell>
          <table:table-cell office:value-type="float" office:value="3015561.33" calcext:value-type="float">
            <text:p>3015561</text:p>
          </table:table-cell>
          <table:table-cell office:value-type="float" office:value="3060152.03" calcext:value-type="float">
            <text:p>3060152</text:p>
          </table:table-cell>
          <table:table-cell office:value-type="float" office:value="2938654.05" calcext:value-type="float">
            <text:p>2938654</text:p>
          </table:table-cell>
          <table:table-cell office:value-type="float" office:value="3587585.17" calcext:value-type="float">
            <text:p>358758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formation, communication, publicite</text:p>
          </table:table-cell>
          <table:table-cell office:value-type="string" calcext:value-type="string">
            <text:p>Reel</text:p>
          </table:table-cell>
          <table:table-cell office:value-type="float" office:value="3182833.33" calcext:value-type="float">
            <text:p>3182833</text:p>
          </table:table-cell>
          <table:table-cell office:value-type="float" office:value="2556077.4" calcext:value-type="float">
            <text:p>2556077</text:p>
          </table:table-cell>
          <table:table-cell office:value-type="float" office:value="3057552.51" calcext:value-type="float">
            <text:p>3057553</text:p>
          </table:table-cell>
          <table:table-cell office:value-type="float" office:value="2625417.33" calcext:value-type="float">
            <text:p>2625417</text:p>
          </table:table-cell>
          <table:table-cell office:value-type="float" office:value="2325310.69" calcext:value-type="float">
            <text:p>232531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vention globale</text:p>
          </table:table-cell>
          <table:table-cell office:value-type="string" calcext:value-type="string">
            <text:p>Reel</text:p>
          </table:table-cell>
          <table:table-cell office:value-type="float" office:value="2356029.91" calcext:value-type="float">
            <text:p>2356030</text:p>
          </table:table-cell>
          <table:table-cell office:value-type="float" office:value="2250294.73" calcext:value-type="float">
            <text:p>2250295</text:p>
          </table:table-cell>
          <table:table-cell office:value-type="float" office:value="2199507.3" calcext:value-type="float">
            <text:p>2199507</text:p>
          </table:table-cell>
          <table:table-cell office:value-type="float" office:value="2297140.11" calcext:value-type="float">
            <text:p>2297140</text:p>
          </table:table-cell>
          <table:table-cell office:value-type="float" office:value="2759410.31" calcext:value-type="float">
            <text:p>275941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160082.04" calcext:value-type="float">
            <text:p>160082</text:p>
          </table:table-cell>
          <table:table-cell office:value-type="float" office:value="159800.47" calcext:value-type="float">
            <text:p>159800</text:p>
          </table:table-cell>
          <table:table-cell office:value-type="float" office:value="170997.99" calcext:value-type="float">
            <text:p>170998</text:p>
          </table:table-cell>
          <table:table-cell office:value-type="float" office:value="194581.95" calcext:value-type="float">
            <text:p>194582</text:p>
          </table:table-cell>
          <table:table-cell office:value-type="float" office:value="204769.76" calcext:value-type="float">
            <text:p>20477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darmerie, police, securite, justice</text:p>
          </table:table-cell>
          <table:table-cell office:value-type="string" calcext:value-type="string">
            <text:p>Reel</text:p>
          </table:table-cell>
          <table:table-cell office:value-type="float" office:value="8538.54" calcext:value-type="float">
            <text:p>8539</text:p>
          </table:table-cell>
          <table:table-cell office:value-type="float" office:value="12680.24" calcext:value-type="float">
            <text:p>12680</text:p>
          </table:table-cell>
          <table:table-cell office:value-type="float" office:value="9556.53" calcext:value-type="float">
            <text:p>9557</text:p>
          </table:table-cell>
          <table:table-cell office:value-type="float" office:value="1264.3" calcext:value-type="float">
            <text:p>1264</text:p>
          </table:table-cell>
          <table:table-cell office:value-type="float" office:value="3402.18" calcext:value-type="float">
            <text:p>340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cendie et secours</text:p>
          </table:table-cell>
          <table:table-cell office:value-type="string" calcext:value-type="string">
            <text:p>Reel</text:p>
          </table:table-cell>
          <table:table-cell office:value-type="float" office:value="78650000" calcext:value-type="float">
            <text:p>78650000</text:p>
          </table:table-cell>
          <table:table-cell office:value-type="float" office:value="80630000" calcext:value-type="float">
            <text:p>80630000</text:p>
          </table:table-cell>
          <table:table-cell office:value-type="float" office:value="81839000" calcext:value-type="float">
            <text:p>81839000</text:p>
          </table:table-cell>
          <table:table-cell office:value-type="float" office:value="83885000" calcext:value-type="float">
            <text:p>83885000</text:p>
          </table:table-cell>
          <table:table-cell office:value-type="float" office:value="85638500" calcext:value-type="float">
            <text:p>8563850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res interventions de protection des personnes &amp; des biens</text:p>
          </table:table-cell>
          <table:table-cell office:value-type="string" calcext:value-type="string">
            <text:p>Reel</text:p>
          </table:table-cell>
          <table:table-cell office:value-type="float" office:value="264460.65" calcext:value-type="float">
            <text:p>264461</text:p>
          </table:table-cell>
          <table:table-cell office:value-type="float" office:value="218870.55" calcext:value-type="float">
            <text:p>218871</text:p>
          </table:table-cell>
          <table:table-cell office:value-type="float" office:value="268514.49" calcext:value-type="float">
            <text:p>268514</text:p>
          </table:table-cell>
          <table:table-cell office:value-type="float" office:value="251187.44" calcext:value-type="float">
            <text:p>251187</text:p>
          </table:table-cell>
          <table:table-cell office:value-type="float" office:value="304438.16" calcext:value-type="float">
            <text:p>30443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4576363.81" calcext:value-type="float">
            <text:p>4576364</text:p>
          </table:table-cell>
          <table:table-cell office:value-type="float" office:value="3150790.13" calcext:value-type="float">
            <text:p>3150790</text:p>
          </table:table-cell>
          <table:table-cell office:value-type="float" office:value="3110873.85" calcext:value-type="float">
            <text:p>3110874</text:p>
          </table:table-cell>
          <table:table-cell office:value-type="float" office:value="3551164.08" calcext:value-type="float">
            <text:p>3551164</text:p>
          </table:table-cell>
          <table:table-cell office:value-type="float" office:value="3485370.38" calcext:value-type="float">
            <text:p>348537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seignement du premier degre</text:p>
          </table:table-cell>
          <table:table-cell office:value-type="string" calcext:value-type="string">
            <text:p>Re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459.81" calcext:value-type="float">
            <text:p>550460</text:p>
          </table:table-cell>
          <table:table-cell office:value-type="float" office:value="490292.95" calcext:value-type="float">
            <text:p>490293</text:p>
          </table:table-cell>
          <table:table-cell office:value-type="float" office:value="561335.24" calcext:value-type="float">
            <text:p>56133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llèges</text:p>
          </table:table-cell>
          <table:table-cell office:value-type="string" calcext:value-type="string">
            <text:p>Reel</text:p>
          </table:table-cell>
          <table:table-cell office:value-type="float" office:value="52751123.16" calcext:value-type="float">
            <text:p>52751123</text:p>
          </table:table-cell>
          <table:table-cell office:value-type="float" office:value="54307264.35" calcext:value-type="float">
            <text:p>54307264</text:p>
          </table:table-cell>
          <table:table-cell office:value-type="float" office:value="55411210.72" calcext:value-type="float">
            <text:p>55411211</text:p>
          </table:table-cell>
          <table:table-cell office:value-type="float" office:value="56649282.55" calcext:value-type="float">
            <text:p>56649283</text:p>
          </table:table-cell>
          <table:table-cell office:value-type="float" office:value="56795803.97" calcext:value-type="float">
            <text:p>5679580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seignement superieur</text:p>
          </table:table-cell>
          <table:table-cell office:value-type="string" calcext:value-type="string">
            <text:p>Reel</text:p>
          </table:table-cell>
          <table:table-cell office:value-type="float" office:value="103002.43" calcext:value-type="float">
            <text:p>103002</text:p>
          </table:table-cell>
          <table:table-cell office:value-type="float" office:value="22876.9" calcext:value-type="float">
            <text:p>22877</text:p>
          </table:table-cell>
          <table:table-cell office:value-type="float" office:value="5000" calcext:value-type="float">
            <text:p>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tres services periscolaires et annexes</text:p>
          </table:table-cell>
          <table:table-cell office:value-type="string" calcext:value-type="string">
            <text:p>Reel</text:p>
          </table:table-cell>
          <table:table-cell office:value-type="float" office:value="2897702.3" calcext:value-type="float">
            <text:p>2897702</text:p>
          </table:table-cell>
          <table:table-cell office:value-type="float" office:value="2706380.53" calcext:value-type="float">
            <text:p>2706381</text:p>
          </table:table-cell>
          <table:table-cell office:value-type="float" office:value="2656721.51" calcext:value-type="float">
            <text:p>2656722</text:p>
          </table:table-cell>
          <table:table-cell office:value-type="float" office:value="2599487.5" calcext:value-type="float">
            <text:p>2599488</text:p>
          </table:table-cell>
          <table:table-cell office:value-type="float" office:value="1904701.14" calcext:value-type="float">
            <text:p>190470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8143" calcext:value-type="float">
            <text:p>28143</text:p>
          </table:table-cell>
          <table:table-cell office:value-type="string" calcext:value-type="string">
            <text:p>CONSTRUCTIONS SUR SOL D ' AUTRUI - DROIT DE SUPERFICIE</text:p>
          </table:table-cell>
          <table:table-cell office:value-type="string" calcext:value-type="string">
            <text:p>Ordr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2894607.3" calcext:value-type="float">
            <text:p>12894607</text:p>
          </table:table-cell>
          <table:table-cell office:value-type="float" office:value="13220387.87" calcext:value-type="float">
            <text:p>13220388</text:p>
          </table:table-cell>
          <table:table-cell office:value-type="float" office:value="13846123.14" calcext:value-type="float">
            <text:p>13846123</text:p>
          </table:table-cell>
          <table:table-cell office:value-type="float" office:value="13902252.8" calcext:value-type="float">
            <text:p>13902253</text:p>
          </table:table-cell>
          <table:table-cell office:value-type="float" office:value="14149621.03" calcext:value-type="float">
            <text:p>1414962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ites artistiques et action culturelle</text:p>
          </table:table-cell>
          <table:table-cell office:value-type="string" calcext:value-type="string">
            <text:p>Reel</text:p>
          </table:table-cell>
          <table:table-cell office:value-type="float" office:value="7455542.21" calcext:value-type="float">
            <text:p>7455542</text:p>
          </table:table-cell>
          <table:table-cell office:value-type="float" office:value="7041972.95" calcext:value-type="float">
            <text:p>7041973</text:p>
          </table:table-cell>
          <table:table-cell office:value-type="float" office:value="6994365.4" calcext:value-type="float">
            <text:p>6994365</text:p>
          </table:table-cell>
          <table:table-cell office:value-type="float" office:value="7604431.56" calcext:value-type="float">
            <text:p>7604432</text:p>
          </table:table-cell>
          <table:table-cell office:value-type="float" office:value="6545928.91" calcext:value-type="float">
            <text:p>654592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...</text:p>
          </table:table-cell>
          <table:table-cell office:value-type="string" calcext:value-type="string">
            <text:p>Reel</text:p>
          </table:table-cell>
          <table:table-cell office:value-type="float" office:value="34176.52" calcext:value-type="float">
            <text:p>34177</text:p>
          </table:table-cell>
          <table:table-cell office:value-type="float" office:value="13362.35" calcext:value-type="float">
            <text:p>13362</text:p>
          </table:table-cell>
          <table:table-cell office:value-type="float" office:value="19578.72" calcext:value-type="float">
            <text:p>19579</text:p>
          </table:table-cell>
          <table:table-cell office:value-type="float" office:value="14461.77" calcext:value-type="float">
            <text:p>14462</text:p>
          </table:table-cell>
          <table:table-cell office:value-type="float" office:value="1772.47" calcext:value-type="float">
            <text:p>177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ibliothèques et mediathèques</text:p>
          </table:table-cell>
          <table:table-cell office:value-type="string" calcext:value-type="string">
            <text:p>Reel</text:p>
          </table:table-cell>
          <table:table-cell office:value-type="float" office:value="724004.66" calcext:value-type="float">
            <text:p>724005</text:p>
          </table:table-cell>
          <table:table-cell office:value-type="float" office:value="644321.67" calcext:value-type="float">
            <text:p>644322</text:p>
          </table:table-cell>
          <table:table-cell office:value-type="float" office:value="692642.99" calcext:value-type="float">
            <text:p>692643</text:p>
          </table:table-cell>
          <table:table-cell office:value-type="float" office:value="790959.74" calcext:value-type="float">
            <text:p>790960</text:p>
          </table:table-cell>
          <table:table-cell office:value-type="float" office:value="743043.39" calcext:value-type="float">
            <text:p>74304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rvices d'archives</text:p>
          </table:table-cell>
          <table:table-cell office:value-type="string" calcext:value-type="string">
            <text:p>Reel</text:p>
          </table:table-cell>
          <table:table-cell office:value-type="float" office:value="209187.82" calcext:value-type="float">
            <text:p>209188</text:p>
          </table:table-cell>
          <table:table-cell office:value-type="float" office:value="222029.65" calcext:value-type="float">
            <text:p>222030</text:p>
          </table:table-cell>
          <table:table-cell office:value-type="float" office:value="324370.6" calcext:value-type="float">
            <text:p>324371</text:p>
          </table:table-cell>
          <table:table-cell office:value-type="float" office:value="243640.03" calcext:value-type="float">
            <text:p>243640</text:p>
          </table:table-cell>
          <table:table-cell office:value-type="float" office:value="245264.33" calcext:value-type="float">
            <text:p>24526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Reel</text:p>
          </table:table-cell>
          <table:table-cell office:value-type="float" office:value="5379852.05" calcext:value-type="float">
            <text:p>5379852</text:p>
          </table:table-cell>
          <table:table-cell office:value-type="float" office:value="5009337.88" calcext:value-type="float">
            <text:p>5009338</text:p>
          </table:table-cell>
          <table:table-cell office:value-type="float" office:value="4569052.93" calcext:value-type="float">
            <text:p>4569053</text:p>
          </table:table-cell>
          <table:table-cell office:value-type="float" office:value="4794620.3" calcext:value-type="float">
            <text:p>4794620</text:p>
          </table:table-cell>
          <table:table-cell office:value-type="float" office:value="4001177.74" calcext:value-type="float">
            <text:p>400117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unesse (action socio-educative...) et loisirs</text:p>
          </table:table-cell>
          <table:table-cell office:value-type="string" calcext:value-type="string">
            <text:p>Reel</text:p>
          </table:table-cell>
          <table:table-cell office:value-type="float" office:value="1697619.72" calcext:value-type="float">
            <text:p>1697620</text:p>
          </table:table-cell>
          <table:table-cell office:value-type="float" office:value="1687781.37" calcext:value-type="float">
            <text:p>1687781</text:p>
          </table:table-cell>
          <table:table-cell office:value-type="float" office:value="1584525.47" calcext:value-type="float">
            <text:p>1584525</text:p>
          </table:table-cell>
          <table:table-cell office:value-type="float" office:value="1607977.47" calcext:value-type="float">
            <text:p>1607977</text:p>
          </table:table-cell>
          <table:table-cell office:value-type="float" office:value="1383053.11" calcext:value-type="float">
            <text:p>138305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3271836.38" calcext:value-type="float">
            <text:p>13271836</text:p>
          </table:table-cell>
          <table:table-cell office:value-type="float" office:value="13430204.88" calcext:value-type="float">
            <text:p>13430205</text:p>
          </table:table-cell>
          <table:table-cell office:value-type="float" office:value="13298609.01" calcext:value-type="float">
            <text:p>13298609</text:p>
          </table:table-cell>
          <table:table-cell office:value-type="float" office:value="13220886.01" calcext:value-type="float">
            <text:p>13220886</text:p>
          </table:table-cell>
          <table:table-cell office:value-type="float" office:value="13859104.74" calcext:value-type="float">
            <text:p>1385910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MI et planification familiale</text:p>
          </table:table-cell>
          <table:table-cell office:value-type="string" calcext:value-type="string">
            <text:p>Reel</text:p>
          </table:table-cell>
          <table:table-cell office:value-type="float" office:value="1211381.76" calcext:value-type="float">
            <text:p>1211382</text:p>
          </table:table-cell>
          <table:table-cell office:value-type="float" office:value="1232506.9" calcext:value-type="float">
            <text:p>1232507</text:p>
          </table:table-cell>
          <table:table-cell office:value-type="float" office:value="1319608.77" calcext:value-type="float">
            <text:p>1319609</text:p>
          </table:table-cell>
          <table:table-cell office:value-type="float" office:value="1171579.98" calcext:value-type="float">
            <text:p>1171580</text:p>
          </table:table-cell>
          <table:table-cell office:value-type="float" office:value="1180782.99" calcext:value-type="float">
            <text:p>118078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evention et education pour la sante</text:p>
          </table:table-cell>
          <table:table-cell office:value-type="string" calcext:value-type="string">
            <text:p>Reel</text:p>
          </table:table-cell>
          <table:table-cell office:value-type="float" office:value="697835.21" calcext:value-type="float">
            <text:p>697835</text:p>
          </table:table-cell>
          <table:table-cell office:value-type="float" office:value="641953.18" calcext:value-type="float">
            <text:p>641953</text:p>
          </table:table-cell>
          <table:table-cell office:value-type="float" office:value="541574.67" calcext:value-type="float">
            <text:p>541575</text:p>
          </table:table-cell>
          <table:table-cell office:value-type="float" office:value="459143.83" calcext:value-type="float">
            <text:p>459144</text:p>
          </table:table-cell>
          <table:table-cell office:value-type="float" office:value="701540.21" calcext:value-type="float">
            <text:p>70154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 actions</text:p>
          </table:table-cell>
          <table:table-cell office:value-type="string" calcext:value-type="string">
            <text:p>Reel</text:p>
          </table:table-cell>
          <table:table-cell office:value-type="float" office:value="1172234" calcext:value-type="float">
            <text:p>1172234</text:p>
          </table:table-cell>
          <table:table-cell office:value-type="float" office:value="785654" calcext:value-type="float">
            <text:p>785654</text:p>
          </table:table-cell>
          <table:table-cell office:value-type="float" office:value="677938" calcext:value-type="float">
            <text:p>677938</text:p>
          </table:table-cell>
          <table:table-cell office:value-type="float" office:value="964096" calcext:value-type="float">
            <text:p>964096</text:p>
          </table:table-cell>
          <table:table-cell office:value-type="float" office:value="918025" calcext:value-type="float">
            <text:p>91802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72699169.06" calcext:value-type="float">
            <text:p>72699169</text:p>
          </table:table-cell>
          <table:table-cell office:value-type="float" office:value="72641650.22" calcext:value-type="float">
            <text:p>72641650</text:p>
          </table:table-cell>
          <table:table-cell office:value-type="float" office:value="73007299.01" calcext:value-type="float">
            <text:p>73007299</text:p>
          </table:table-cell>
          <table:table-cell office:value-type="float" office:value="73876298.12" calcext:value-type="float">
            <text:p>73876298</text:p>
          </table:table-cell>
          <table:table-cell office:value-type="float" office:value="74482098.88" calcext:value-type="float">
            <text:p>7448209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mille et enfance</text:p>
          </table:table-cell>
          <table:table-cell office:value-type="string" calcext:value-type="string">
            <text:p>Reel</text:p>
          </table:table-cell>
          <table:table-cell office:value-type="float" office:value="129882894.29" calcext:value-type="float">
            <text:p>129882894</text:p>
          </table:table-cell>
          <table:table-cell office:value-type="float" office:value="131020948.56" calcext:value-type="float">
            <text:p>131020949</text:p>
          </table:table-cell>
          <table:table-cell office:value-type="float" office:value="138039416.86" calcext:value-type="float">
            <text:p>138039417</text:p>
          </table:table-cell>
          <table:table-cell office:value-type="float" office:value="142043770.5" calcext:value-type="float">
            <text:p>142043771</text:p>
          </table:table-cell>
          <table:table-cell office:value-type="float" office:value="144932187.38" calcext:value-type="float">
            <text:p>14493218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rsonnes handicapees</text:p>
          </table:table-cell>
          <table:table-cell office:value-type="string" calcext:value-type="string">
            <text:p>Reel</text:p>
          </table:table-cell>
          <table:table-cell office:value-type="float" office:value="140013240.66" calcext:value-type="float">
            <text:p>140013241</text:p>
          </table:table-cell>
          <table:table-cell office:value-type="float" office:value="150133448.42" calcext:value-type="float">
            <text:p>150133448</text:p>
          </table:table-cell>
          <table:table-cell office:value-type="float" office:value="165526608.91" calcext:value-type="float">
            <text:p>165526609</text:p>
          </table:table-cell>
          <table:table-cell office:value-type="float" office:value="175674599.81" calcext:value-type="float">
            <text:p>175674600</text:p>
          </table:table-cell>
          <table:table-cell office:value-type="float" office:value="185884654.59" calcext:value-type="float">
            <text:p>18588465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onnes âgees</text:p>
          </table:table-cell>
          <table:table-cell office:value-type="string" calcext:value-type="string">
            <text:p>Reel</text:p>
          </table:table-cell>
          <table:table-cell office:value-type="float" office:value="37828505.32" calcext:value-type="float">
            <text:p>37828505</text:p>
          </table:table-cell>
          <table:table-cell office:value-type="float" office:value="41678725.02" calcext:value-type="float">
            <text:p>41678725</text:p>
          </table:table-cell>
          <table:table-cell office:value-type="float" office:value="44776492.41" calcext:value-type="float">
            <text:p>44776492</text:p>
          </table:table-cell>
          <table:table-cell office:value-type="float" office:value="48634203.95" calcext:value-type="float">
            <text:p>48634204</text:p>
          </table:table-cell>
          <table:table-cell office:value-type="float" office:value="46167819.42" calcext:value-type="float">
            <text:p>4616781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Insertion sociale</text:p>
          </table:table-cell>
          <table:table-cell office:value-type="string" calcext:value-type="string">
            <text:p>Reel</text:p>
          </table:table-cell>
          <table:table-cell office:value-type="float" office:value="7811923.91" calcext:value-type="float">
            <text:p>7811924</text:p>
          </table:table-cell>
          <table:table-cell office:value-type="float" office:value="2507658.34" calcext:value-type="float">
            <text:p>2507658</text:p>
          </table:table-cell>
          <table:table-cell office:value-type="float" office:value="995556.01" calcext:value-type="float">
            <text:p>995556</text:p>
          </table:table-cell>
          <table:table-cell office:value-type="float" office:value="546881.66" calcext:value-type="float">
            <text:p>546882</text:p>
          </table:table-cell>
          <table:table-cell office:value-type="float" office:value="334665.2" calcext:value-type="float">
            <text:p>33466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Insertion professionnelle</text:p>
          </table:table-cell>
          <table:table-cell office:value-type="string" calcext:value-type="string">
            <text:p>Reel</text:p>
          </table:table-cell>
          <table:table-cell office:value-type="float" office:value="1479484.69" calcext:value-type="float">
            <text:p>14794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epenses de structrure</text:p>
          </table:table-cell>
          <table:table-cell office:value-type="string" calcext:value-type="string">
            <text:p>Reel</text:p>
          </table:table-cell>
          <table:table-cell office:value-type="float" office:value="2601656.59" calcext:value-type="float">
            <text:p>2601657</text:p>
          </table:table-cell>
          <table:table-cell office:value-type="float" office:value="50000" calcext:value-type="float">
            <text:p>50000</text:p>
          </table:table-cell>
          <table:table-cell office:value-type="float" office:value="38802.74" calcext:value-type="float">
            <text:p>38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Revenu minimum d'insertion - Allocations</text:p>
          </table:table-cell>
          <table:table-cell office:value-type="string" calcext:value-type="string">
            <text:p>Reel</text:p>
          </table:table-cell>
          <table:table-cell office:value-type="float" office:value="68235112.4" calcext:value-type="float">
            <text:p>68235112</text:p>
          </table:table-cell>
          <table:table-cell office:value-type="float" office:value="2074424.63" calcext:value-type="float">
            <text:p>2074425</text:p>
          </table:table-cell>
          <table:table-cell office:value-type="float" office:value="255778.39" calcext:value-type="float">
            <text:p>255778</text:p>
          </table:table-cell>
          <table:table-cell office:value-type="float" office:value="373079.75" calcext:value-type="float">
            <text:p>373080</text:p>
          </table:table-cell>
          <table:table-cell office:value-type="float" office:value="25905.06" calcext:value-type="float">
            <text:p>2590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Revenu minimum d'activite</text:p>
          </table:table-cell>
          <table:table-cell office:value-type="string" calcext:value-type="string">
            <text:p>Reel</text:p>
          </table:table-cell>
          <table:table-cell office:value-type="float" office:value="4211000" calcext:value-type="float">
            <text:p>4211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utres depenses au titre du RMI</text:p>
          </table:table-cell>
          <table:table-cell office:value-type="string" calcext:value-type="string">
            <text:p>Reel</text:p>
          </table:table-cell>
          <table:table-cell office:value-type="float" office:value="274800" calcext:value-type="float">
            <text:p>2748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28236" calcext:value-type="float">
            <text:p>228236</text:p>
          </table:table-cell>
          <table:table-cell office:value-type="float" office:value="274000" calcext:value-type="float">
            <text:p>27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5254449.06" calcext:value-type="float">
            <text:p>5254449</text:p>
          </table:table-cell>
          <table:table-cell office:value-type="float" office:value="4726855.14" calcext:value-type="float">
            <text:p>4726855</text:p>
          </table:table-cell>
          <table:table-cell office:value-type="float" office:value="4933693.13" calcext:value-type="float">
            <text:p>4933693</text:p>
          </table:table-cell>
          <table:table-cell office:value-type="float" office:value="5016379.13" calcext:value-type="float">
            <text:p>5016379</text:p>
          </table:table-cell>
          <table:table-cell office:value-type="float" office:value="5287089.01" calcext:value-type="float">
            <text:p>528708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PA à domicile</text:p>
          </table:table-cell>
          <table:table-cell office:value-type="string" calcext:value-type="string">
            <text:p>Reel</text:p>
          </table:table-cell>
          <table:table-cell office:value-type="float" office:value="76053201.86" calcext:value-type="float">
            <text:p>76053202</text:p>
          </table:table-cell>
          <table:table-cell office:value-type="float" office:value="80591130.03" calcext:value-type="float">
            <text:p>80591130</text:p>
          </table:table-cell>
          <table:table-cell office:value-type="float" office:value="84470501.31" calcext:value-type="float">
            <text:p>84470501</text:p>
          </table:table-cell>
          <table:table-cell office:value-type="float" office:value="67092501.51" calcext:value-type="float">
            <text:p>67092502</text:p>
          </table:table-cell>
          <table:table-cell office:value-type="float" office:value="67244775.68" calcext:value-type="float">
            <text:p>6724477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PA versee au beneficiaire en etablissement</text:p>
          </table:table-cell>
          <table:table-cell office:value-type="string" calcext:value-type="string">
            <text:p>Reel</text:p>
          </table:table-cell>
          <table:table-cell office:value-type="float" office:value="739053.14" calcext:value-type="float">
            <text:p>739053</text:p>
          </table:table-cell>
          <table:table-cell office:value-type="float" office:value="640315.53" calcext:value-type="float">
            <text:p>640316</text:p>
          </table:table-cell>
          <table:table-cell office:value-type="float" office:value="592319.63" calcext:value-type="float">
            <text:p>592320</text:p>
          </table:table-cell>
          <table:table-cell office:value-type="float" office:value="19996465.01" calcext:value-type="float">
            <text:p>19996465</text:p>
          </table:table-cell>
          <table:table-cell office:value-type="float" office:value="17793604.54" calcext:value-type="float">
            <text:p>1779360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PA versee à l'etablissement</text:p>
          </table:table-cell>
          <table:table-cell office:value-type="string" calcext:value-type="string">
            <text:p>Reel</text:p>
          </table:table-cell>
          <table:table-cell office:value-type="float" office:value="38248542.8" calcext:value-type="float">
            <text:p>38248543</text:p>
          </table:table-cell>
          <table:table-cell office:value-type="float" office:value="41514419.96" calcext:value-type="float">
            <text:p>41514420</text:p>
          </table:table-cell>
          <table:table-cell office:value-type="float" office:value="44992456.5" calcext:value-type="float">
            <text:p>44992457</text:p>
          </table:table-cell>
          <table:table-cell office:value-type="float" office:value="47051987.08" calcext:value-type="float">
            <text:p>47051987</text:p>
          </table:table-cell>
          <table:table-cell office:value-type="float" office:value="50059635.48" calcext:value-type="float">
            <text:p>5005963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tres actions</text:p>
          </table:table-cell>
          <table:table-cell office:value-type="string" calcext:value-type="string">
            <text:p>Reel</text:p>
          </table:table-cell>
          <table:table-cell office:value-type="float" office:value="698762.87" calcext:value-type="float">
            <text:p>698763</text:p>
          </table:table-cell>
          <table:table-cell office:value-type="float" office:value="600369.32" calcext:value-type="float">
            <text:p>600369</text:p>
          </table:table-cell>
          <table:table-cell office:value-type="float" office:value="466954.58" calcext:value-type="float">
            <text:p>466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Insertion sociale</text:p>
          </table:table-cell>
          <table:table-cell office:value-type="string" calcext:value-type="string">
            <text:p>Re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795.54" calcext:value-type="float">
            <text:p>562796</text:p>
          </table:table-cell>
          <table:table-cell office:value-type="float" office:value="568396.43" calcext:value-type="float">
            <text:p>568396</text:p>
          </table:table-cell>
          <table:table-cell office:value-type="float" office:value="658050.81" calcext:value-type="float">
            <text:p>65805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nsertion professionnelle</text:p>
          </table:table-cell>
          <table:table-cell office:value-type="string" calcext:value-type="string">
            <text:p>Reel</text:p>
          </table:table-cell>
          <table:table-cell office:value-type="float" office:value="1214" calcext:value-type="float">
            <text:p>1214</text:p>
          </table:table-cell>
          <table:table-cell office:value-type="float" office:value="7457389.52" calcext:value-type="float">
            <text:p>7457390</text:p>
          </table:table-cell>
          <table:table-cell office:value-type="float" office:value="9729871.46" calcext:value-type="float">
            <text:p>9729871</text:p>
          </table:table-cell>
          <table:table-cell office:value-type="float" office:value="10500194.66" calcext:value-type="float">
            <text:p>10500195</text:p>
          </table:table-cell>
          <table:table-cell office:value-type="float" office:value="9451310.25" calcext:value-type="float">
            <text:p>945131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epenses de structure</text:p>
          </table:table-cell>
          <table:table-cell office:value-type="string" calcext:value-type="string">
            <text:p>Reel</text:p>
          </table:table-cell>
          <table:table-cell office:value-type="float" office:value="2412649.26" calcext:value-type="float">
            <text:p>2412649</text:p>
          </table:table-cell>
          <table:table-cell office:value-type="float" office:value="4765887.98" calcext:value-type="float">
            <text:p>4765888</text:p>
          </table:table-cell>
          <table:table-cell office:value-type="float" office:value="4811154.6" calcext:value-type="float">
            <text:p>4811155</text:p>
          </table:table-cell>
          <table:table-cell office:value-type="float" office:value="4995966.73" calcext:value-type="float">
            <text:p>4995967</text:p>
          </table:table-cell>
          <table:table-cell office:value-type="float" office:value="5090682.78" calcext:value-type="float">
            <text:p>509068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llocations RSA</text:p>
          </table:table-cell>
          <table:table-cell office:value-type="string" calcext:value-type="string">
            <text:p>Reel</text:p>
          </table:table-cell>
          <table:table-cell office:value-type="float" office:value="68869513.47" calcext:value-type="float">
            <text:p>68869513</text:p>
          </table:table-cell>
          <table:table-cell office:value-type="float" office:value="154921434.48" calcext:value-type="float">
            <text:p>154921434</text:p>
          </table:table-cell>
          <table:table-cell office:value-type="float" office:value="161177363.08" calcext:value-type="float">
            <text:p>161177363</text:p>
          </table:table-cell>
          <table:table-cell office:value-type="float" office:value="167454640.36" calcext:value-type="float">
            <text:p>167454640</text:p>
          </table:table-cell>
          <table:table-cell office:value-type="float" office:value="184731676.5" calcext:value-type="float">
            <text:p>18473167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utres actions au titre du RSA</text:p>
          </table:table-cell>
          <table:table-cell office:value-type="string" calcext:value-type="string">
            <text:p>Reel</text:p>
          </table:table-cell>
          <table:table-cell office:value-type="float" office:value="40830.19" calcext:value-type="float">
            <text:p>40830</text:p>
          </table:table-cell>
          <table:table-cell office:value-type="float" office:value="63672.48" calcext:value-type="float">
            <text:p>63672</text:p>
          </table:table-cell>
          <table:table-cell office:value-type="float" office:value="72042.46" calcext:value-type="float">
            <text:p>72042</text:p>
          </table:table-cell>
          <table:table-cell office:value-type="float" office:value="114762.93" calcext:value-type="float">
            <text:p>114763</text:p>
          </table:table-cell>
          <table:table-cell office:value-type="float" office:value="491972.52" calcext:value-type="float">
            <text:p>49197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tres interventions sociales</text:p>
          </table:table-cell>
          <table:table-cell office:value-type="string" calcext:value-type="string">
            <text:p>Reel</text:p>
          </table:table-cell>
          <table:table-cell office:value-type="float" office:value="11799068.17" calcext:value-type="float">
            <text:p>11799068</text:p>
          </table:table-cell>
          <table:table-cell office:value-type="float" office:value="12171112.24" calcext:value-type="float">
            <text:p>12171112</text:p>
          </table:table-cell>
          <table:table-cell office:value-type="float" office:value="13143873.07" calcext:value-type="float">
            <text:p>13143873</text:p>
          </table:table-cell>
          <table:table-cell office:value-type="float" office:value="12804465.59" calcext:value-type="float">
            <text:p>12804466</text:p>
          </table:table-cell>
          <table:table-cell office:value-type="float" office:value="13301197.76" calcext:value-type="float">
            <text:p>1330119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228370.67" calcext:value-type="float">
            <text:p>228371</text:p>
          </table:table-cell>
          <table:table-cell office:value-type="float" office:value="13275.27" calcext:value-type="float">
            <text:p>13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AUTRES ACHATS NON STOCKES DE MATIERES ET FOURNITURE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ux et assainissement</text:p>
          </table:table-cell>
          <table:table-cell office:value-type="string" calcext:value-type="string">
            <text:p>Reel</text:p>
          </table:table-cell>
          <table:table-cell office:value-type="float" office:value="2255811.39" calcext:value-type="float">
            <text:p>2255811</text:p>
          </table:table-cell>
          <table:table-cell office:value-type="float" office:value="2373027.75" calcext:value-type="float">
            <text:p>2373028</text:p>
          </table:table-cell>
          <table:table-cell office:value-type="float" office:value="2560556.85" calcext:value-type="float">
            <text:p>2560557</text:p>
          </table:table-cell>
          <table:table-cell office:value-type="float" office:value="2584910.13" calcext:value-type="float">
            <text:p>2584910</text:p>
          </table:table-cell>
          <table:table-cell office:value-type="float" office:value="2077975.42" calcext:value-type="float">
            <text:p>207797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seau routier departemental</text:p>
          </table:table-cell>
          <table:table-cell office:value-type="string" calcext:value-type="string">
            <text:p>Reel</text:p>
          </table:table-cell>
          <table:table-cell office:value-type="float" office:value="40280884.46" calcext:value-type="float">
            <text:p>40280884</text:p>
          </table:table-cell>
          <table:table-cell office:value-type="float" office:value="40124888.37" calcext:value-type="float">
            <text:p>40124888</text:p>
          </table:table-cell>
          <table:table-cell office:value-type="float" office:value="39908467.54" calcext:value-type="float">
            <text:p>39908468</text:p>
          </table:table-cell>
          <table:table-cell office:value-type="float" office:value="40964730.44" calcext:value-type="float">
            <text:p>40964730</text:p>
          </table:table-cell>
          <table:table-cell office:value-type="float" office:value="39997971.83" calcext:value-type="float">
            <text:p>3999797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rastructures fluviales, maritimes et portuaires</text:p>
          </table:table-cell>
          <table:table-cell office:value-type="string" calcext:value-type="string">
            <text:p>Reel</text:p>
          </table:table-cell>
          <table:table-cell office:value-type="float" office:value="441474.09" calcext:value-type="float">
            <text:p>441474</text:p>
          </table:table-cell>
          <table:table-cell office:value-type="float" office:value="1219312.51" calcext:value-type="float">
            <text:p>1219313</text:p>
          </table:table-cell>
          <table:table-cell office:value-type="float" office:value="840392.02" calcext:value-type="float">
            <text:p>840392</text:p>
          </table:table-cell>
          <table:table-cell office:value-type="float" office:value="836644.21" calcext:value-type="float">
            <text:p>836644</text:p>
          </table:table-cell>
          <table:table-cell office:value-type="float" office:value="836866.12" calcext:value-type="float">
            <text:p>83686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tres reseaux</text:p>
          </table:table-cell>
          <table:table-cell office:value-type="string" calcext:value-type="string">
            <text:p>Reel</text:p>
          </table:table-cell>
          <table:table-cell office:value-type="float" office:value="1059100.9" calcext:value-type="float">
            <text:p>1059101</text:p>
          </table:table-cell>
          <table:table-cell office:value-type="float" office:value="3031407.33" calcext:value-type="float">
            <text:p>3031407</text:p>
          </table:table-cell>
          <table:table-cell office:value-type="float" office:value="670481.11" calcext:value-type="float">
            <text:p>670481</text:p>
          </table:table-cell>
          <table:table-cell office:value-type="float" office:value="748000" calcext:value-type="float">
            <text:p>748000</text:p>
          </table:table-cell>
          <table:table-cell office:value-type="float" office:value="1524402" calcext:value-type="float">
            <text:p>152440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4689025.18" calcext:value-type="float">
            <text:p>4689025</text:p>
          </table:table-cell>
          <table:table-cell office:value-type="float" office:value="5238293.5" calcext:value-type="float">
            <text:p>5238294</text:p>
          </table:table-cell>
          <table:table-cell office:value-type="float" office:value="5255700.7" calcext:value-type="float">
            <text:p>5255701</text:p>
          </table:table-cell>
          <table:table-cell office:value-type="float" office:value="5352839.12" calcext:value-type="float">
            <text:p>5352839</text:p>
          </table:table-cell>
          <table:table-cell office:value-type="float" office:value="5253937.83" calcext:value-type="float">
            <text:p>525393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nagement et developpement urbain</text:p>
          </table:table-cell>
          <table:table-cell office:value-type="string" calcext:value-type="string">
            <text:p>Reel</text:p>
          </table:table-cell>
          <table:table-cell office:value-type="float" office:value="3941083.39" calcext:value-type="float">
            <text:p>3941083</text:p>
          </table:table-cell>
          <table:table-cell office:value-type="float" office:value="2894983.1" calcext:value-type="float">
            <text:p>2894983</text:p>
          </table:table-cell>
          <table:table-cell office:value-type="float" office:value="2339102.2" calcext:value-type="float">
            <text:p>2339102</text:p>
          </table:table-cell>
          <table:table-cell office:value-type="float" office:value="4801204.69" calcext:value-type="float">
            <text:p>4801205</text:p>
          </table:table-cell>
          <table:table-cell office:value-type="float" office:value="1640231.47" calcext:value-type="float">
            <text:p>164023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office:value-type="float" office:value="7296527.86" calcext:value-type="float">
            <text:p>7296528</text:p>
          </table:table-cell>
          <table:table-cell office:value-type="float" office:value="7401945.32" calcext:value-type="float">
            <text:p>7401945</text:p>
          </table:table-cell>
          <table:table-cell office:value-type="float" office:value="8896806.39" calcext:value-type="float">
            <text:p>8896806</text:p>
          </table:table-cell>
          <table:table-cell office:value-type="float" office:value="8510714.48" calcext:value-type="float">
            <text:p>8510714</text:p>
          </table:table-cell>
          <table:table-cell office:value-type="float" office:value="8370863.75" calcext:value-type="float">
            <text:p>837086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ctions en matière de traitement des dechets</text:p>
          </table:table-cell>
          <table:table-cell office:value-type="string" calcext:value-type="string">
            <text:p>Reel</text:p>
          </table:table-cell>
          <table:table-cell office:value-type="float" office:value="486269.05" calcext:value-type="float">
            <text:p>486269</text:p>
          </table:table-cell>
          <table:table-cell office:value-type="float" office:value="465908.49" calcext:value-type="float">
            <text:p>465908</text:p>
          </table:table-cell>
          <table:table-cell office:value-type="float" office:value="744150.96" calcext:value-type="float">
            <text:p>744151</text:p>
          </table:table-cell>
          <table:table-cell office:value-type="float" office:value="875874.47" calcext:value-type="float">
            <text:p>875874</text:p>
          </table:table-cell>
          <table:table-cell office:value-type="float" office:value="977181.41" calcext:value-type="float">
            <text:p>97718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utres actions en faveur du milieu naturel</text:p>
          </table:table-cell>
          <table:table-cell office:value-type="string" calcext:value-type="string">
            <text:p>Reel</text:p>
          </table:table-cell>
          <table:table-cell office:value-type="float" office:value="4319778.55" calcext:value-type="float">
            <text:p>4319779</text:p>
          </table:table-cell>
          <table:table-cell office:value-type="float" office:value="4590664.93" calcext:value-type="float">
            <text:p>4590665</text:p>
          </table:table-cell>
          <table:table-cell office:value-type="float" office:value="4679498.42" calcext:value-type="float">
            <text:p>4679498</text:p>
          </table:table-cell>
          <table:table-cell office:value-type="float" office:value="4889312" calcext:value-type="float">
            <text:p>4889312</text:p>
          </table:table-cell>
          <table:table-cell office:value-type="float" office:value="4410081.69" calcext:value-type="float">
            <text:p>441008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nagement et developpement rural</text:p>
          </table:table-cell>
          <table:table-cell office:value-type="string" calcext:value-type="string">
            <text:p>Reel</text:p>
          </table:table-cell>
          <table:table-cell office:value-type="float" office:value="1097838.26" calcext:value-type="float">
            <text:p>1097838</text:p>
          </table:table-cell>
          <table:table-cell office:value-type="float" office:value="325865.93" calcext:value-type="float">
            <text:p>325866</text:p>
          </table:table-cell>
          <table:table-cell office:value-type="float" office:value="444298.6" calcext:value-type="float">
            <text:p>444299</text:p>
          </table:table-cell>
          <table:table-cell office:value-type="float" office:value="229147.31" calcext:value-type="float">
            <text:p>229147</text:p>
          </table:table-cell>
          <table:table-cell office:value-type="float" office:value="330946.24" calcext:value-type="float">
            <text:p>33094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4664172.29" calcext:value-type="float">
            <text:p>14664172</text:p>
          </table:table-cell>
          <table:table-cell office:value-type="float" office:value="15320019.36" calcext:value-type="float">
            <text:p>15320019</text:p>
          </table:table-cell>
          <table:table-cell office:value-type="float" office:value="15539572.81" calcext:value-type="float">
            <text:p>15539573</text:p>
          </table:table-cell>
          <table:table-cell office:value-type="float" office:value="22164124.51" calcext:value-type="float">
            <text:p>22164125</text:p>
          </table:table-cell>
          <table:table-cell office:value-type="float" office:value="1453016.4" calcext:value-type="float">
            <text:p>145301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s scolaires</text:p>
          </table:table-cell>
          <table:table-cell office:value-type="string" calcext:value-type="string">
            <text:p>Reel</text:p>
          </table:table-cell>
          <table:table-cell office:value-type="float" office:value="34063031.92" calcext:value-type="float">
            <text:p>34063032</text:p>
          </table:table-cell>
          <table:table-cell office:value-type="float" office:value="32884274.96" calcext:value-type="float">
            <text:p>32884275</text:p>
          </table:table-cell>
          <table:table-cell office:value-type="float" office:value="35280777.55" calcext:value-type="float">
            <text:p>35280778</text:p>
          </table:table-cell>
          <table:table-cell office:value-type="float" office:value="32405009.28" calcext:value-type="float">
            <text:p>32405009</text:p>
          </table:table-cell>
          <table:table-cell office:value-type="float" office:value="22691024.34" calcext:value-type="float">
            <text:p>2269102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8062.6" calcext:value-type="float">
            <text:p>3270806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5391335.97" calcext:value-type="float">
            <text:p>5391336</text:p>
          </table:table-cell>
          <table:table-cell office:value-type="float" office:value="5169927.27" calcext:value-type="float">
            <text:p>5169927</text:p>
          </table:table-cell>
          <table:table-cell office:value-type="float" office:value="5106999.69" calcext:value-type="float">
            <text:p>5107000</text:p>
          </table:table-cell>
          <table:table-cell office:value-type="float" office:value="5094040.14" calcext:value-type="float">
            <text:p>5094040</text:p>
          </table:table-cell>
          <table:table-cell office:value-type="float" office:value="5285824.81" calcext:value-type="float">
            <text:p>528582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ructures d'animation et de developpement economique</text:p>
          </table:table-cell>
          <table:table-cell office:value-type="string" calcext:value-type="string">
            <text:p>Reel</text:p>
          </table:table-cell>
          <table:table-cell office:value-type="float" office:value="1267625.66" calcext:value-type="float">
            <text:p>1267626</text:p>
          </table:table-cell>
          <table:table-cell office:value-type="float" office:value="1332769.89" calcext:value-type="float">
            <text:p>1332770</text:p>
          </table:table-cell>
          <table:table-cell office:value-type="float" office:value="1567196.96" calcext:value-type="float">
            <text:p>1567197</text:p>
          </table:table-cell>
          <table:table-cell office:value-type="float" office:value="1034486.11" calcext:value-type="float">
            <text:p>1034486</text:p>
          </table:table-cell>
          <table:table-cell office:value-type="float" office:value="1195227.56" calcext:value-type="float">
            <text:p>119522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Laboratoire departemental</text:p>
          </table:table-cell>
          <table:table-cell office:value-type="string" calcext:value-type="string">
            <text:p>Reel</text:p>
          </table:table-cell>
          <table:table-cell office:value-type="float" office:value="753374.4" calcext:value-type="float">
            <text:p>753374</text:p>
          </table:table-cell>
          <table:table-cell office:value-type="float" office:value="847897.73" calcext:value-type="float">
            <text:p>847898</text:p>
          </table:table-cell>
          <table:table-cell office:value-type="float" office:value="959555.82" calcext:value-type="float">
            <text:p>959556</text:p>
          </table:table-cell>
          <table:table-cell office:value-type="float" office:value="786270.37" calcext:value-type="float">
            <text:p>786270</text:p>
          </table:table-cell>
          <table:table-cell office:value-type="float" office:value="1288558.39" calcext:value-type="float">
            <text:p>128855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3565991.82" calcext:value-type="float">
            <text:p>3565992</text:p>
          </table:table-cell>
          <table:table-cell office:value-type="float" office:value="3167083.54" calcext:value-type="float">
            <text:p>3167084</text:p>
          </table:table-cell>
          <table:table-cell office:value-type="float" office:value="3701217.89" calcext:value-type="float">
            <text:p>3701218</text:p>
          </table:table-cell>
          <table:table-cell office:value-type="float" office:value="4089277.39" calcext:value-type="float">
            <text:p>4089277</text:p>
          </table:table-cell>
          <table:table-cell office:value-type="float" office:value="3173868.48" calcext:value-type="float">
            <text:p>317386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commerce et artisanat</text:p>
          </table:table-cell>
          <table:table-cell office:value-type="string" calcext:value-type="string">
            <text:p>Reel</text:p>
          </table:table-cell>
          <table:table-cell office:value-type="float" office:value="445818.8" calcext:value-type="float">
            <text:p>445819</text:p>
          </table:table-cell>
          <table:table-cell office:value-type="float" office:value="391677.74" calcext:value-type="float">
            <text:p>391678</text:p>
          </table:table-cell>
          <table:table-cell office:value-type="float" office:value="646436.12" calcext:value-type="float">
            <text:p>646436</text:p>
          </table:table-cell>
          <table:table-cell office:value-type="float" office:value="383288.6" calcext:value-type="float">
            <text:p>383289</text:p>
          </table:table-cell>
          <table:table-cell office:value-type="float" office:value="834465.24" calcext:value-type="float">
            <text:p>83446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eloppement touristique</text:p>
          </table:table-cell>
          <table:table-cell office:value-type="string" calcext:value-type="string">
            <text:p>Reel</text:p>
          </table:table-cell>
          <table:table-cell office:value-type="float" office:value="3430277.03" calcext:value-type="float">
            <text:p>3430277</text:p>
          </table:table-cell>
          <table:table-cell office:value-type="float" office:value="3687560.15" calcext:value-type="float">
            <text:p>3687560</text:p>
          </table:table-cell>
          <table:table-cell office:value-type="float" office:value="3244941.17" calcext:value-type="float">
            <text:p>3244941</text:p>
          </table:table-cell>
          <table:table-cell office:value-type="float" office:value="4382372.08" calcext:value-type="float">
            <text:p>4382372</text:p>
          </table:table-cell>
          <table:table-cell office:value-type="float" office:value="3239918.85" calcext:value-type="float">
            <text:p>323991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 d'execution de la section d'investissemen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amenagement foncier</text:p>
          </table:table-cell>
          <table:table-cell office:value-type="string" calcext:value-type="string">
            <text:p>Reel</text:p>
          </table:table-cell>
          <table:table-cell office:value-type="float" office:value="126429.37" calcext:value-type="float">
            <text:p>126429</text:p>
          </table:table-cell>
          <table:table-cell office:value-type="float" office:value="307243.54" calcext:value-type="float">
            <text:p>307244</text:p>
          </table:table-cell>
          <table:table-cell office:value-type="float" office:value="494241.26" calcext:value-type="float">
            <text:p>494241</text:p>
          </table:table-cell>
          <table:table-cell office:value-type="float" office:value="396914.68" calcext:value-type="float">
            <text:p>396915</text:p>
          </table:table-cell>
          <table:table-cell office:value-type="float" office:value="174018.57" calcext:value-type="float">
            <text:p>17401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Ordre</text:p>
          </table:table-cell>
          <table:table-cell office:value-type="float" office:value="9566296.28" calcext:value-type="float">
            <text:p>9566296</text:p>
          </table:table-cell>
          <table:table-cell office:value-type="float" office:value="7341884.91" calcext:value-type="float">
            <text:p>7341885</text:p>
          </table:table-cell>
          <table:table-cell office:value-type="float" office:value="15541335.06" calcext:value-type="float">
            <text:p>15541335</text:p>
          </table:table-cell>
          <table:table-cell office:value-type="float" office:value="11995828.17" calcext:value-type="float">
            <text:p>11995828</text:p>
          </table:table-cell>
          <table:table-cell office:value-type="float" office:value="11791318.72" calcext:value-type="float">
            <text:p>1179131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Reel</text:p>
          </table:table-cell>
          <table:table-cell office:value-type="float" office:value="160894747.44" calcext:value-type="float">
            <text:p>160894747</text:p>
          </table:table-cell>
          <table:table-cell office:value-type="float" office:value="262169546.61" calcext:value-type="float">
            <text:p>262169547</text:p>
          </table:table-cell>
          <table:table-cell office:value-type="float" office:value="232806008.83" calcext:value-type="float">
            <text:p>232806009</text:p>
          </table:table-cell>
          <table:table-cell office:value-type="float" office:value="165793070.86" calcext:value-type="float">
            <text:p>165793071</text:p>
          </table:table-cell>
          <table:table-cell office:value-type="float" office:value="126317351.63" calcext:value-type="float">
            <text:p>12631735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ions Travaux executes d'office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ministration generale de la collectivite (autres moyens generaux)</text:p>
          </table:table-cell>
          <table:table-cell office:value-type="string" calcext:value-type="string">
            <text:p>Reel</text:p>
          </table:table-cell>
          <table:table-cell office:value-type="float" office:value="16157088.87" calcext:value-type="float">
            <text:p>16157089</text:p>
          </table:table-cell>
          <table:table-cell office:value-type="float" office:value="14480656.05" calcext:value-type="float">
            <text:p>14480656</text:p>
          </table:table-cell>
          <table:table-cell office:value-type="float" office:value="13318722.62" calcext:value-type="float">
            <text:p>13318723</text:p>
          </table:table-cell>
          <table:table-cell office:value-type="float" office:value="11857521.64" calcext:value-type="float">
            <text:p>11857522</text:p>
          </table:table-cell>
          <table:table-cell office:value-type="float" office:value="6481588.96" calcext:value-type="float">
            <text:p>648158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semblee Locale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4100.68" calcext:value-type="float">
            <text:p>4101</text:p>
          </table:table-cell>
          <table:table-cell office:value-type="float" office:value="10472.44" calcext:value-type="float">
            <text:p>10472</text:p>
          </table:table-cell>
          <table:table-cell office:value-type="float" office:value="3775.34" calcext:value-type="float">
            <text:p>3775</text:p>
          </table:table-cell>
          <table:table-cell office:value-type="float" office:value="926.65" calcext:value-type="float">
            <text:p>92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formation, communication, publicite</text:p>
          </table:table-cell>
          <table:table-cell office:value-type="string" calcext:value-type="string">
            <text:p>Reel</text:p>
          </table:table-cell>
          <table:table-cell office:value-type="float" office:value="180438.82" calcext:value-type="float">
            <text:p>180439</text:p>
          </table:table-cell>
          <table:table-cell office:value-type="float" office:value="181140.86" calcext:value-type="float">
            <text:p>181141</text:p>
          </table:table-cell>
          <table:table-cell office:value-type="float" office:value="191995.01" calcext:value-type="float">
            <text:p>191995</text:p>
          </table:table-cell>
          <table:table-cell office:value-type="float" office:value="190539.78" calcext:value-type="float">
            <text:p>190540</text:p>
          </table:table-cell>
          <table:table-cell office:value-type="float" office:value="192843.52" calcext:value-type="float">
            <text:p>19284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rations sous manda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10285" calcext:value-type="float">
            <text:p>102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darmerie, police, securite, justice</text:p>
          </table:table-cell>
          <table:table-cell office:value-type="string" calcext:value-type="string">
            <text:p>Reel</text:p>
          </table:table-cell>
          <table:table-cell office:value-type="float" office:value="4357996.66" calcext:value-type="float">
            <text:p>4357997</text:p>
          </table:table-cell>
          <table:table-cell office:value-type="float" office:value="3241222.18" calcext:value-type="float">
            <text:p>3241222</text:p>
          </table:table-cell>
          <table:table-cell office:value-type="float" office:value="396418.38" calcext:value-type="float">
            <text:p>396418</text:p>
          </table:table-cell>
          <table:table-cell office:value-type="float" office:value="137915.31" calcext:value-type="float">
            <text:p>13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cendie et secours</text:p>
          </table:table-cell>
          <table:table-cell office:value-type="string" calcext:value-type="string">
            <text:p>Reel</text:p>
          </table:table-cell>
          <table:table-cell office:value-type="float" office:value="225070.94" calcext:value-type="float">
            <text:p>225071</text:p>
          </table:table-cell>
          <table:table-cell office:value-type="float" office:value="191499.01" calcext:value-type="float">
            <text:p>191499</text:p>
          </table:table-cell>
          <table:table-cell office:value-type="float" office:value="237395.26" calcext:value-type="float">
            <text:p>237395</text:p>
          </table:table-cell>
          <table:table-cell office:value-type="float" office:value="182903.91" calcext:value-type="float">
            <text:p>182904</text:p>
          </table:table-cell>
          <table:table-cell office:value-type="float" office:value="147268.95" calcext:value-type="float">
            <text:p>14726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res interventions de protection des personnes et des biens</text:p>
          </table:table-cell>
          <table:table-cell office:value-type="string" calcext:value-type="string">
            <text:p>Reel</text:p>
          </table:table-cell>
          <table:table-cell office:value-type="float" office:value="345756.02" calcext:value-type="float">
            <text:p>345756</text:p>
          </table:table-cell>
          <table:table-cell office:value-type="float" office:value="261294.83" calcext:value-type="float">
            <text:p>261295</text:p>
          </table:table-cell>
          <table:table-cell office:value-type="float" office:value="777646.02" calcext:value-type="float">
            <text:p>777646</text:p>
          </table:table-cell>
          <table:table-cell office:value-type="float" office:value="1355612.68" calcext:value-type="float">
            <text:p>1355613</text:p>
          </table:table-cell>
          <table:table-cell office:value-type="float" office:value="882341.64" calcext:value-type="float">
            <text:p>88234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248146.76" calcext:value-type="float">
            <text:p>248147</text:p>
          </table:table-cell>
          <table:table-cell office:value-type="float" office:value="169472.34" calcext:value-type="float">
            <text:p>169472</text:p>
          </table:table-cell>
          <table:table-cell office:value-type="float" office:value="48898.38" calcext:value-type="float">
            <text:p>48898</text:p>
          </table:table-cell>
          <table:table-cell office:value-type="float" office:value="0" calcext:value-type="float">
            <text:p>0</text:p>
          </table:table-cell>
          <table:table-cell office:value-type="float" office:value="1553.15" calcext:value-type="float">
            <text:p>155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seignement du premier degre</text:p>
          </table:table-cell>
          <table:table-cell office:value-type="string" calcext:value-type="string">
            <text:p>Reel</text:p>
          </table:table-cell>
          <table:table-cell office:value-type="float" office:value="1903885.61" calcext:value-type="float">
            <text:p>1903886</text:p>
          </table:table-cell>
          <table:table-cell office:value-type="float" office:value="2535639.55" calcext:value-type="float">
            <text:p>2535640</text:p>
          </table:table-cell>
          <table:table-cell office:value-type="float" office:value="1130815.85" calcext:value-type="float">
            <text:p>1130816</text:p>
          </table:table-cell>
          <table:table-cell office:value-type="float" office:value="2351250.61" calcext:value-type="float">
            <text:p>2351251</text:p>
          </table:table-cell>
          <table:table-cell office:value-type="float" office:value="2074971.47" calcext:value-type="float">
            <text:p>207497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llèges</text:p>
          </table:table-cell>
          <table:table-cell office:value-type="string" calcext:value-type="string">
            <text:p>Reel</text:p>
          </table:table-cell>
          <table:table-cell office:value-type="float" office:value="54621979.38" calcext:value-type="float">
            <text:p>54621979</text:p>
          </table:table-cell>
          <table:table-cell office:value-type="float" office:value="56514968.87" calcext:value-type="float">
            <text:p>56514969</text:p>
          </table:table-cell>
          <table:table-cell office:value-type="float" office:value="53550315.56" calcext:value-type="float">
            <text:p>53550316</text:p>
          </table:table-cell>
          <table:table-cell office:value-type="float" office:value="50756373.51" calcext:value-type="float">
            <text:p>50756374</text:p>
          </table:table-cell>
          <table:table-cell office:value-type="float" office:value="41484669.87" calcext:value-type="float">
            <text:p>4148467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seignement superieur</text:p>
          </table:table-cell>
          <table:table-cell office:value-type="string" calcext:value-type="string">
            <text:p>Reel</text:p>
          </table:table-cell>
          <table:table-cell office:value-type="float" office:value="1739432.4" calcext:value-type="float">
            <text:p>1739432</text:p>
          </table:table-cell>
          <table:table-cell office:value-type="float" office:value="83977.19" calcext:value-type="float">
            <text:p>83977</text:p>
          </table:table-cell>
          <table:table-cell office:value-type="float" office:value="0" calcext:value-type="float">
            <text:p>0</text:p>
          </table:table-cell>
          <table:table-cell office:value-type="float" office:value="918.07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tres services periscolaires et annexes</text:p>
          </table:table-cell>
          <table:table-cell office:value-type="string" calcext:value-type="string">
            <text:p>Reel</text:p>
          </table:table-cell>
          <table:table-cell office:value-type="float" office:value="500053" calcext:value-type="float">
            <text:p>500053</text:p>
          </table:table-cell>
          <table:table-cell office:value-type="float" office:value="713104.5" calcext:value-type="float">
            <text:p>713105</text:p>
          </table:table-cell>
          <table:table-cell office:value-type="float" office:value="272230.5" calcext:value-type="float">
            <text:p>272231</text:p>
          </table:table-cell>
          <table:table-cell office:value-type="float" office:value="361955.5" calcext:value-type="float">
            <text:p>361956</text:p>
          </table:table-cell>
          <table:table-cell office:value-type="float" office:value="601839.5" calcext:value-type="float">
            <text:p>60184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66931.48" calcext:value-type="float">
            <text:p>66931</text:p>
          </table:table-cell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ites artistiques et action culturelle</text:p>
          </table:table-cell>
          <table:table-cell office:value-type="string" calcext:value-type="string">
            <text:p>Reel</text:p>
          </table:table-cell>
          <table:table-cell office:value-type="float" office:value="951352.32" calcext:value-type="float">
            <text:p>951352</text:p>
          </table:table-cell>
          <table:table-cell office:value-type="float" office:value="576514.55" calcext:value-type="float">
            <text:p>576515</text:p>
          </table:table-cell>
          <table:table-cell office:value-type="float" office:value="372277.26" calcext:value-type="float">
            <text:p>372277</text:p>
          </table:table-cell>
          <table:table-cell office:value-type="float" office:value="398642.78" calcext:value-type="float">
            <text:p>398643</text:p>
          </table:table-cell>
          <table:table-cell office:value-type="float" office:value="495116.83" calcext:value-type="float">
            <text:p>49511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 ....)</text:p>
          </table:table-cell>
          <table:table-cell office:value-type="string" calcext:value-type="string">
            <text:p>Reel</text:p>
          </table:table-cell>
          <table:table-cell office:value-type="float" office:value="483824.54" calcext:value-type="float">
            <text:p>483825</text:p>
          </table:table-cell>
          <table:table-cell office:value-type="float" office:value="590999.2" calcext:value-type="float">
            <text:p>590999</text:p>
          </table:table-cell>
          <table:table-cell office:value-type="float" office:value="774440.46" calcext:value-type="float">
            <text:p>774440</text:p>
          </table:table-cell>
          <table:table-cell office:value-type="float" office:value="828046.56" calcext:value-type="float">
            <text:p>828047</text:p>
          </table:table-cell>
          <table:table-cell office:value-type="float" office:value="121088" calcext:value-type="float">
            <text:p>12108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....)</text:p>
          </table:table-cell>
          <table:table-cell office:value-type="string" calcext:value-type="string">
            <text:p>Reel</text:p>
          </table:table-cell>
          <table:table-cell office:value-type="float" office:value="2181667.27" calcext:value-type="float">
            <text:p>2181667</text:p>
          </table:table-cell>
          <table:table-cell office:value-type="float" office:value="1505602.61" calcext:value-type="float">
            <text:p>1505603</text:p>
          </table:table-cell>
          <table:table-cell office:value-type="float" office:value="1145031.13" calcext:value-type="float">
            <text:p>1145031</text:p>
          </table:table-cell>
          <table:table-cell office:value-type="float" office:value="1134173.41" calcext:value-type="float">
            <text:p>1134173</text:p>
          </table:table-cell>
          <table:table-cell office:value-type="float" office:value="1169419.2" calcext:value-type="float">
            <text:p>116941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ibliothèques et mediathèques</text:p>
          </table:table-cell>
          <table:table-cell office:value-type="string" calcext:value-type="string">
            <text:p>Reel</text:p>
          </table:table-cell>
          <table:table-cell office:value-type="float" office:value="194766.96" calcext:value-type="float">
            <text:p>194767</text:p>
          </table:table-cell>
          <table:table-cell office:value-type="float" office:value="141727.09" calcext:value-type="float">
            <text:p>141727</text:p>
          </table:table-cell>
          <table:table-cell office:value-type="float" office:value="331537.12" calcext:value-type="float">
            <text:p>331537</text:p>
          </table:table-cell>
          <table:table-cell office:value-type="float" office:value="512306.89" calcext:value-type="float">
            <text:p>512307</text:p>
          </table:table-cell>
          <table:table-cell office:value-type="float" office:value="467108.71" calcext:value-type="float">
            <text:p>46710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rvices d'archives</text:p>
          </table:table-cell>
          <table:table-cell office:value-type="string" calcext:value-type="string">
            <text:p>Reel</text:p>
          </table:table-cell>
          <table:table-cell office:value-type="float" office:value="7995174.53" calcext:value-type="float">
            <text:p>7995175</text:p>
          </table:table-cell>
          <table:table-cell office:value-type="float" office:value="3848361.05" calcext:value-type="float">
            <text:p>3848361</text:p>
          </table:table-cell>
          <table:table-cell office:value-type="float" office:value="1384931.18" calcext:value-type="float">
            <text:p>1384931</text:p>
          </table:table-cell>
          <table:table-cell office:value-type="float" office:value="369722.53" calcext:value-type="float">
            <text:p>369723</text:p>
          </table:table-cell>
          <table:table-cell office:value-type="float" office:value="269103.56" calcext:value-type="float">
            <text:p>26910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Reel</text:p>
          </table:table-cell>
          <table:table-cell office:value-type="float" office:value="4102346.62" calcext:value-type="float">
            <text:p>4102347</text:p>
          </table:table-cell>
          <table:table-cell office:value-type="float" office:value="3096215.52" calcext:value-type="float">
            <text:p>3096216</text:p>
          </table:table-cell>
          <table:table-cell office:value-type="float" office:value="2792772.76" calcext:value-type="float">
            <text:p>2792773</text:p>
          </table:table-cell>
          <table:table-cell office:value-type="float" office:value="2588922.69" calcext:value-type="float">
            <text:p>2588923</text:p>
          </table:table-cell>
          <table:table-cell office:value-type="float" office:value="1983647.97" calcext:value-type="float">
            <text:p>198364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unesse (action socio-educative...) et loisirs</text:p>
          </table:table-cell>
          <table:table-cell office:value-type="string" calcext:value-type="string">
            <text:p>Reel</text:p>
          </table:table-cell>
          <table:table-cell office:value-type="float" office:value="2372537.8" calcext:value-type="float">
            <text:p>2372538</text:p>
          </table:table-cell>
          <table:table-cell office:value-type="float" office:value="1304139.81" calcext:value-type="float">
            <text:p>1304140</text:p>
          </table:table-cell>
          <table:table-cell office:value-type="float" office:value="1032355.85" calcext:value-type="float">
            <text:p>1032356</text:p>
          </table:table-cell>
          <table:table-cell office:value-type="float" office:value="887768.76" calcext:value-type="float">
            <text:p>887769</text:p>
          </table:table-cell>
          <table:table-cell office:value-type="float" office:value="823052.58" calcext:value-type="float">
            <text:p>82305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MI et planification familiale</text:p>
          </table:table-cell>
          <table:table-cell office:value-type="string" calcext:value-type="string">
            <text:p>Reel</text:p>
          </table:table-cell>
          <table:table-cell office:value-type="float" office:value="15218.01" calcext:value-type="float">
            <text:p>15218</text:p>
          </table:table-cell>
          <table:table-cell office:value-type="float" office:value="65645.75" calcext:value-type="float">
            <text:p>65646</text:p>
          </table:table-cell>
          <table:table-cell office:value-type="float" office:value="41102.9" calcext:value-type="float">
            <text:p>41103</text:p>
          </table:table-cell>
          <table:table-cell office:value-type="float" office:value="10980.14" calcext:value-type="float">
            <text:p>10980</text:p>
          </table:table-cell>
          <table:table-cell office:value-type="float" office:value="55436.86" calcext:value-type="float">
            <text:p>5543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 actions</text:p>
          </table:table-cell>
          <table:table-cell office:value-type="string" calcext:value-type="string">
            <text:p>Reel</text:p>
          </table:table-cell>
          <table:table-cell office:value-type="float" office:value="596583.4" calcext:value-type="float">
            <text:p>596583</text:p>
          </table:table-cell>
          <table:table-cell office:value-type="float" office:value="707672" calcext:value-type="float">
            <text:p>707672</text:p>
          </table:table-cell>
          <table:table-cell office:value-type="float" office:value="589302" calcext:value-type="float">
            <text:p>589302</text:p>
          </table:table-cell>
          <table:table-cell office:value-type="float" office:value="157540.8" calcext:value-type="float">
            <text:p>157541</text:p>
          </table:table-cell>
          <table:table-cell office:value-type="float" office:value="322765.2" calcext:value-type="float">
            <text:p>322765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743083.02" calcext:value-type="float">
            <text:p>743083</text:p>
          </table:table-cell>
          <table:table-cell office:value-type="float" office:value="1168055.83" calcext:value-type="float">
            <text:p>1168056</text:p>
          </table:table-cell>
          <table:table-cell office:value-type="float" office:value="1248768.59" calcext:value-type="float">
            <text:p>1248769</text:p>
          </table:table-cell>
          <table:table-cell office:value-type="float" office:value="16325279.35" calcext:value-type="float">
            <text:p>16325279</text:p>
          </table:table-cell>
          <table:table-cell office:value-type="float" office:value="38265356.24" calcext:value-type="float">
            <text:p>3826535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mille et enfance</text:p>
          </table:table-cell>
          <table:table-cell office:value-type="string" calcext:value-type="string">
            <text:p>Reel</text:p>
          </table:table-cell>
          <table:table-cell office:value-type="float" office:value="499016.07" calcext:value-type="float">
            <text:p>499016</text:p>
          </table:table-cell>
          <table:table-cell office:value-type="float" office:value="1144016.25" calcext:value-type="float">
            <text:p>1144016</text:p>
          </table:table-cell>
          <table:table-cell office:value-type="float" office:value="2384929.09" calcext:value-type="float">
            <text:p>2384929</text:p>
          </table:table-cell>
          <table:table-cell office:value-type="float" office:value="37887.05" calcext:value-type="float">
            <text:p>37887</text:p>
          </table:table-cell>
          <table:table-cell office:value-type="float" office:value="3976947.56" calcext:value-type="float">
            <text:p>397694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rsonnes handicapees</text:p>
          </table:table-cell>
          <table:table-cell office:value-type="string" calcext:value-type="string">
            <text:p>Reel</text:p>
          </table:table-cell>
          <table:table-cell office:value-type="float" office:value="11291404.87" calcext:value-type="float">
            <text:p>11291405</text:p>
          </table:table-cell>
          <table:table-cell office:value-type="float" office:value="3897849.89" calcext:value-type="float">
            <text:p>3897850</text:p>
          </table:table-cell>
          <table:table-cell office:value-type="float" office:value="1756357.09" calcext:value-type="float">
            <text:p>1756357</text:p>
          </table:table-cell>
          <table:table-cell office:value-type="float" office:value="461218.62" calcext:value-type="float">
            <text:p>461219</text:p>
          </table:table-cell>
          <table:table-cell office:value-type="float" office:value="1449217.9" calcext:value-type="float">
            <text:p>144921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onnes agees</text:p>
          </table:table-cell>
          <table:table-cell office:value-type="string" calcext:value-type="string">
            <text:p>Reel</text:p>
          </table:table-cell>
          <table:table-cell office:value-type="float" office:value="11678776.71" calcext:value-type="float">
            <text:p>11678777</text:p>
          </table:table-cell>
          <table:table-cell office:value-type="float" office:value="9340474.25" calcext:value-type="float">
            <text:p>9340474</text:p>
          </table:table-cell>
          <table:table-cell office:value-type="float" office:value="9393238.3" calcext:value-type="float">
            <text:p>9393238</text:p>
          </table:table-cell>
          <table:table-cell office:value-type="float" office:value="7230231.14" calcext:value-type="float">
            <text:p>7230231</text:p>
          </table:table-cell>
          <table:table-cell office:value-type="float" office:value="3012589.42" calcext:value-type="float">
            <text:p>301258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utres depenses au titre du Rmi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utres actions au titre du RSA</text:p>
          </table:table-cell>
          <table:table-cell office:value-type="string" calcext:value-type="string">
            <text:p>Reel</text:p>
          </table:table-cell>
          <table:table-cell office:value-type="float" office:value="131576.75" calcext:value-type="float">
            <text:p>131577</text:p>
          </table:table-cell>
          <table:table-cell office:value-type="float" office:value="41824.12" calcext:value-type="float">
            <text:p>41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tres interventions sociales</text:p>
          </table:table-cell>
          <table:table-cell office:value-type="string" calcext:value-type="string">
            <text:p>Reel</text:p>
          </table:table-cell>
          <table:table-cell office:value-type="float" office:value="641218.15" calcext:value-type="float">
            <text:p>641218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085760.72" calcext:value-type="float">
            <text:p>1085761</text:p>
          </table:table-cell>
          <table:table-cell office:value-type="float" office:value="1588221.42" calcext:value-type="float">
            <text:p>1588221</text:p>
          </table:table-cell>
          <table:table-cell office:value-type="float" office:value="913781.69" calcext:value-type="float">
            <text:p>913782</text:p>
          </table:table-cell>
          <table:table-cell office:value-type="float" office:value="1508995.5" calcext:value-type="float">
            <text:p>1508996</text:p>
          </table:table-cell>
          <table:table-cell office:value-type="float" office:value="4363676.04" calcext:value-type="float">
            <text:p>436367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ux et assainissement</text:p>
          </table:table-cell>
          <table:table-cell office:value-type="string" calcext:value-type="string">
            <text:p>Reel</text:p>
          </table:table-cell>
          <table:table-cell office:value-type="float" office:value="15981731.4" calcext:value-type="float">
            <text:p>15981731</text:p>
          </table:table-cell>
          <table:table-cell office:value-type="float" office:value="16958081.42" calcext:value-type="float">
            <text:p>16958081</text:p>
          </table:table-cell>
          <table:table-cell office:value-type="float" office:value="13098335.82" calcext:value-type="float">
            <text:p>13098336</text:p>
          </table:table-cell>
          <table:table-cell office:value-type="float" office:value="11330860.78" calcext:value-type="float">
            <text:p>11330861</text:p>
          </table:table-cell>
          <table:table-cell office:value-type="float" office:value="9950651.3" calcext:value-type="float">
            <text:p>995065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seau routier departemental</text:p>
          </table:table-cell>
          <table:table-cell office:value-type="string" calcext:value-type="string">
            <text:p>Reel</text:p>
          </table:table-cell>
          <table:table-cell office:value-type="float" office:value="60123884.88" calcext:value-type="float">
            <text:p>60123885</text:p>
          </table:table-cell>
          <table:table-cell office:value-type="float" office:value="56580267.32" calcext:value-type="float">
            <text:p>56580267</text:p>
          </table:table-cell>
          <table:table-cell office:value-type="float" office:value="48058826.61" calcext:value-type="float">
            <text:p>48058827</text:p>
          </table:table-cell>
          <table:table-cell office:value-type="float" office:value="47985666.12" calcext:value-type="float">
            <text:p>47985666</text:p>
          </table:table-cell>
          <table:table-cell office:value-type="float" office:value="45912510.83" calcext:value-type="float">
            <text:p>4591251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utres reseaux de voirie</text:p>
          </table:table-cell>
          <table:table-cell office:value-type="string" calcext:value-type="string">
            <text:p>Reel</text:p>
          </table:table-cell>
          <table:table-cell office:value-type="float" office:value="7416606.35" calcext:value-type="float">
            <text:p>7416606</text:p>
          </table:table-cell>
          <table:table-cell office:value-type="float" office:value="10737114.17" calcext:value-type="float">
            <text:p>10737114</text:p>
          </table:table-cell>
          <table:table-cell office:value-type="float" office:value="4504279.98" calcext:value-type="float">
            <text:p>4504280</text:p>
          </table:table-cell>
          <table:table-cell office:value-type="float" office:value="3573048.78" calcext:value-type="float">
            <text:p>3573049</text:p>
          </table:table-cell>
          <table:table-cell office:value-type="float" office:value="2094615.77" calcext:value-type="float">
            <text:p>2094616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rastructures ferroviaires et aeroportuaires</text:p>
          </table:table-cell>
          <table:table-cell office:value-type="string" calcext:value-type="string">
            <text:p>Reel</text:p>
          </table:table-cell>
          <table:table-cell office:value-type="float" office:value="1971874.08" calcext:value-type="float">
            <text:p>1971874</text:p>
          </table:table-cell>
          <table:table-cell office:value-type="float" office:value="286452.84" calcext:value-type="float">
            <text:p>286453</text:p>
          </table:table-cell>
          <table:table-cell office:value-type="float" office:value="0" calcext:value-type="float">
            <text:p>0</text:p>
          </table:table-cell>
          <table:table-cell office:value-type="float" office:value="25131.95" calcext:value-type="float">
            <text:p>25132</text:p>
          </table:table-cell>
          <table:table-cell office:value-type="float" office:value="813209" calcext:value-type="float">
            <text:p>81320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rastructures fluviales, maritimes et portuaires</text:p>
          </table:table-cell>
          <table:table-cell office:value-type="string" calcext:value-type="string">
            <text:p>Reel</text:p>
          </table:table-cell>
          <table:table-cell office:value-type="float" office:value="7921800.79" calcext:value-type="float">
            <text:p>7921801</text:p>
          </table:table-cell>
          <table:table-cell office:value-type="float" office:value="5583635.36" calcext:value-type="float">
            <text:p>5583635</text:p>
          </table:table-cell>
          <table:table-cell office:value-type="float" office:value="2523961.59" calcext:value-type="float">
            <text:p>2523962</text:p>
          </table:table-cell>
          <table:table-cell office:value-type="float" office:value="1325149.18" calcext:value-type="float">
            <text:p>1325149</text:p>
          </table:table-cell>
          <table:table-cell office:value-type="float" office:value="1552963.21" calcext:value-type="float">
            <text:p>1552963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tres reseaux</text:p>
          </table:table-cell>
          <table:table-cell office:value-type="string" calcext:value-type="string">
            <text:p>Reel</text:p>
          </table:table-cell>
          <table:table-cell office:value-type="float" office:value="4077108.02" calcext:value-type="float">
            <text:p>4077108</text:p>
          </table:table-cell>
          <table:table-cell office:value-type="float" office:value="2118374.15" calcext:value-type="float">
            <text:p>2118374</text:p>
          </table:table-cell>
          <table:table-cell office:value-type="float" office:value="12322156.14" calcext:value-type="float">
            <text:p>12322156</text:p>
          </table:table-cell>
          <table:table-cell office:value-type="float" office:value="34927666.7" calcext:value-type="float">
            <text:p>34927667</text:p>
          </table:table-cell>
          <table:table-cell office:value-type="float" office:value="29742661.09" calcext:value-type="float">
            <text:p>2974266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6075.9" calcext:value-type="float">
            <text:p>6076</text:p>
          </table:table-cell>
          <table:table-cell office:value-type="float" office:value="54125.69" calcext:value-type="float">
            <text:p>54126</text:p>
          </table:table-cell>
          <table:table-cell office:value-type="float" office:value="20765.89" calcext:value-type="float">
            <text:p>20766</text:p>
          </table:table-cell>
          <table:table-cell office:value-type="float" office:value="16416.8" calcext:value-type="float">
            <text:p>16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nagement et developpement urbain</text:p>
          </table:table-cell>
          <table:table-cell office:value-type="string" calcext:value-type="string">
            <text:p>Reel</text:p>
          </table:table-cell>
          <table:table-cell office:value-type="float" office:value="219801.1" calcext:value-type="float">
            <text:p>219801</text:p>
          </table:table-cell>
          <table:table-cell office:value-type="float" office:value="110447.29" calcext:value-type="float">
            <text:p>110447</text:p>
          </table:table-cell>
          <table:table-cell office:value-type="float" office:value="163813.19" calcext:value-type="float">
            <text:p>163813</text:p>
          </table:table-cell>
          <table:table-cell office:value-type="float" office:value="121253" calcext:value-type="float">
            <text:p>121253</text:p>
          </table:table-cell>
          <table:table-cell office:value-type="float" office:value="43120" calcext:value-type="float">
            <text:p>4312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office:value-type="float" office:value="9850348.03" calcext:value-type="float">
            <text:p>9850348</text:p>
          </table:table-cell>
          <table:table-cell office:value-type="float" office:value="12755673.08" calcext:value-type="float">
            <text:p>12755673</text:p>
          </table:table-cell>
          <table:table-cell office:value-type="float" office:value="15338324.5" calcext:value-type="float">
            <text:p>15338325</text:p>
          </table:table-cell>
          <table:table-cell office:value-type="float" office:value="7965942.65" calcext:value-type="float">
            <text:p>7965943</text:p>
          </table:table-cell>
          <table:table-cell office:value-type="float" office:value="9497274.25" calcext:value-type="float">
            <text:p>949727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ctions en matière de traitement des dechets</text:p>
          </table:table-cell>
          <table:table-cell office:value-type="string" calcext:value-type="string">
            <text:p>Reel</text:p>
          </table:table-cell>
          <table:table-cell office:value-type="float" office:value="1178397.84" calcext:value-type="float">
            <text:p>1178398</text:p>
          </table:table-cell>
          <table:table-cell office:value-type="float" office:value="1748341.71" calcext:value-type="float">
            <text:p>1748342</text:p>
          </table:table-cell>
          <table:table-cell office:value-type="float" office:value="660173.83" calcext:value-type="float">
            <text:p>660174</text:p>
          </table:table-cell>
          <table:table-cell office:value-type="float" office:value="938925.83" calcext:value-type="float">
            <text:p>938926</text:p>
          </table:table-cell>
          <table:table-cell office:value-type="float" office:value="597674.14" calcext:value-type="float">
            <text:p>59767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utres actions en faveur du milieu naturel</text:p>
          </table:table-cell>
          <table:table-cell office:value-type="string" calcext:value-type="string">
            <text:p>Reel</text:p>
          </table:table-cell>
          <table:table-cell office:value-type="float" office:value="3241668.44" calcext:value-type="float">
            <text:p>3241668</text:p>
          </table:table-cell>
          <table:table-cell office:value-type="float" office:value="2514443.6" calcext:value-type="float">
            <text:p>2514444</text:p>
          </table:table-cell>
          <table:table-cell office:value-type="float" office:value="3760493.81" calcext:value-type="float">
            <text:p>3760494</text:p>
          </table:table-cell>
          <table:table-cell office:value-type="float" office:value="3178893.52" calcext:value-type="float">
            <text:p>3178894</text:p>
          </table:table-cell>
          <table:table-cell office:value-type="float" office:value="6405409.24" calcext:value-type="float">
            <text:p>6405409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nagement et developpement rural</text:p>
          </table:table-cell>
          <table:table-cell office:value-type="string" calcext:value-type="string">
            <text:p>Reel</text:p>
          </table:table-cell>
          <table:table-cell office:value-type="float" office:value="10854270.85" calcext:value-type="float">
            <text:p>10854271</text:p>
          </table:table-cell>
          <table:table-cell office:value-type="float" office:value="11050677.14" calcext:value-type="float">
            <text:p>11050677</text:p>
          </table:table-cell>
          <table:table-cell office:value-type="float" office:value="10562171.36" calcext:value-type="float">
            <text:p>10562171</text:p>
          </table:table-cell>
          <table:table-cell office:value-type="float" office:value="10367551.5" calcext:value-type="float">
            <text:p>10367552</text:p>
          </table:table-cell>
          <table:table-cell office:value-type="float" office:value="10739896.74" calcext:value-type="float">
            <text:p>10739897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908423.75" calcext:value-type="float">
            <text:p>1908424</text:p>
          </table:table-cell>
          <table:table-cell office:value-type="float" office:value="509725.78" calcext:value-type="float">
            <text:p>509726</text:p>
          </table:table-cell>
          <table:table-cell office:value-type="float" office:value="3959984.37" calcext:value-type="float">
            <text:p>3959984</text:p>
          </table:table-cell>
          <table:table-cell office:value-type="float" office:value="662731.91" calcext:value-type="float">
            <text:p>66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201.14" calcext:value-type="float">
            <text:p>357201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ructures d'animation et de developpement economique</text:p>
          </table:table-cell>
          <table:table-cell office:value-type="string" calcext:value-type="string">
            <text:p>Reel</text:p>
          </table:table-cell>
          <table:table-cell office:value-type="float" office:value="2966718.75" calcext:value-type="float">
            <text:p>2966719</text:p>
          </table:table-cell>
          <table:table-cell office:value-type="float" office:value="1942067.88" calcext:value-type="float">
            <text:p>1942068</text:p>
          </table:table-cell>
          <table:table-cell office:value-type="float" office:value="3726739.94" calcext:value-type="float">
            <text:p>3726740</text:p>
          </table:table-cell>
          <table:table-cell office:value-type="float" office:value="2624449.77" calcext:value-type="float">
            <text:p>2624450</text:p>
          </table:table-cell>
          <table:table-cell office:value-type="float" office:value="1396671.98" calcext:value-type="float">
            <text:p>1396672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Laboratoire departemental</text:p>
          </table:table-cell>
          <table:table-cell office:value-type="string" calcext:value-type="string">
            <text:p>Reel</text:p>
          </table:table-cell>
          <table:table-cell office:value-type="float" office:value="19679.05" calcext:value-type="float">
            <text:p>19679</text:p>
          </table:table-cell>
          <table:table-cell office:value-type="float" office:value="134664.48" calcext:value-type="float">
            <text:p>134664</text:p>
          </table:table-cell>
          <table:table-cell office:value-type="float" office:value="24536.56" calcext:value-type="float">
            <text:p>24537</text:p>
          </table:table-cell>
          <table:table-cell office:value-type="float" office:value="0" calcext:value-type="float">
            <text:p>0</text:p>
          </table:table-cell>
          <table:table-cell office:value-type="float" office:value="37893.73" calcext:value-type="float">
            <text:p>3789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2197614.36" calcext:value-type="float">
            <text:p>2197614</text:p>
          </table:table-cell>
          <table:table-cell office:value-type="float" office:value="1431812.11" calcext:value-type="float">
            <text:p>1431812</text:p>
          </table:table-cell>
          <table:table-cell office:value-type="float" office:value="1531973.51" calcext:value-type="float">
            <text:p>1531974</text:p>
          </table:table-cell>
          <table:table-cell office:value-type="float" office:value="1571816.77" calcext:value-type="float">
            <text:p>1571817</text:p>
          </table:table-cell>
          <table:table-cell office:value-type="float" office:value="1495177.91" calcext:value-type="float">
            <text:p>1495178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artisanat et commerce</text:p>
          </table:table-cell>
          <table:table-cell office:value-type="string" calcext:value-type="string">
            <text:p>Reel</text:p>
          </table:table-cell>
          <table:table-cell office:value-type="float" office:value="3941589.86" calcext:value-type="float">
            <text:p>3941590</text:p>
          </table:table-cell>
          <table:table-cell office:value-type="float" office:value="1550960.52" calcext:value-type="float">
            <text:p>1550961</text:p>
          </table:table-cell>
          <table:table-cell office:value-type="float" office:value="1066495.98" calcext:value-type="float">
            <text:p>1066496</text:p>
          </table:table-cell>
          <table:table-cell office:value-type="float" office:value="2769157.69" calcext:value-type="float">
            <text:p>2769158</text:p>
          </table:table-cell>
          <table:table-cell office:value-type="float" office:value="1638769.56" calcext:value-type="float">
            <text:p>1638770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commerce et artisanat</text:p>
          </table:table-cell>
          <table:table-cell office:value-type="string" calcext:value-type="string">
            <text:p>Reel</text:p>
          </table:table-cell>
          <table:table-cell office:value-type="float" office:value="2264.75" calcext:value-type="float">
            <text:p>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13.77" calcext:value-type="float">
            <text:p>13014</text:p>
          </table:table-cell>
        </table:table-row>
        <table:table-row table:style-name="ro1">
          <table:table-cell office:value-type="string" calcext:value-type="string">
            <text:p>Depens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eloppement touristique</text:p>
          </table:table-cell>
          <table:table-cell office:value-type="string" calcext:value-type="string">
            <text:p>Reel</text:p>
          </table:table-cell>
          <table:table-cell office:value-type="float" office:value="910337.32" calcext:value-type="float">
            <text:p>910337</text:p>
          </table:table-cell>
          <table:table-cell office:value-type="float" office:value="1294344.11" calcext:value-type="float">
            <text:p>1294344</text:p>
          </table:table-cell>
          <table:table-cell office:value-type="float" office:value="405635.48" calcext:value-type="float">
            <text:p>405635</text:p>
          </table:table-cell>
          <table:table-cell office:value-type="float" office:value="278448.06" calcext:value-type="float">
            <text:p>278448</text:p>
          </table:table-cell>
          <table:table-cell office:value-type="float" office:value="228235.81" calcext:value-type="float">
            <text:p>22823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ultat de fonctionnement reporte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Ordre</text:p>
          </table:table-cell>
          <table:table-cell office:value-type="float" office:value="4642613.52" calcext:value-type="float">
            <text:p>4642614</text:p>
          </table:table-cell>
          <table:table-cell office:value-type="float" office:value="1780375.15" calcext:value-type="float">
            <text:p>1780375</text:p>
          </table:table-cell>
          <table:table-cell office:value-type="float" office:value="7303663.64" calcext:value-type="float">
            <text:p>7303664</text:p>
          </table:table-cell>
          <table:table-cell office:value-type="float" office:value="3024116.34" calcext:value-type="float">
            <text:p>3024116</text:p>
          </table:table-cell>
          <table:table-cell office:value-type="float" office:value="5145905.19" calcext:value-type="float">
            <text:p>514590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Reel</text:p>
          </table:table-cell>
          <table:table-cell office:value-type="float" office:value="1019494154.87" calcext:value-type="float">
            <text:p>1019494155</text:p>
          </table:table-cell>
          <table:table-cell office:value-type="float" office:value="1110787669.34" calcext:value-type="float">
            <text:p>1110787669</text:p>
          </table:table-cell>
          <table:table-cell office:value-type="float" office:value="1180860434.6" calcext:value-type="float">
            <text:p>1180860435</text:p>
          </table:table-cell>
          <table:table-cell office:value-type="float" office:value="1208168394.92" calcext:value-type="float">
            <text:p>1208168395</text:p>
          </table:table-cell>
          <table:table-cell office:value-type="float" office:value="1215966907.68" calcext:value-type="float">
            <text:p>121596690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ministration generale de la collectivite (personnel non ventilable)</text:p>
          </table:table-cell>
          <table:table-cell office:value-type="string" calcext:value-type="string">
            <text:p>Reel</text:p>
          </table:table-cell>
          <table:table-cell office:value-type="float" office:value="1203982.77" calcext:value-type="float">
            <text:p>1203983</text:p>
          </table:table-cell>
          <table:table-cell office:value-type="float" office:value="1342568.82" calcext:value-type="float">
            <text:p>1342569</text:p>
          </table:table-cell>
          <table:table-cell office:value-type="float" office:value="1077011.04" calcext:value-type="float">
            <text:p>1077011</text:p>
          </table:table-cell>
          <table:table-cell office:value-type="float" office:value="924939.73" calcext:value-type="float">
            <text:p>924940</text:p>
          </table:table-cell>
          <table:table-cell office:value-type="float" office:value="886633.55" calcext:value-type="float">
            <text:p>88663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ministration generale de la collectivite (autres moyens generaux)</text:p>
          </table:table-cell>
          <table:table-cell office:value-type="string" calcext:value-type="string">
            <text:p>Reel</text:p>
          </table:table-cell>
          <table:table-cell office:value-type="float" office:value="3551289.53" calcext:value-type="float">
            <text:p>3551290</text:p>
          </table:table-cell>
          <table:table-cell office:value-type="float" office:value="6717771.31" calcext:value-type="float">
            <text:p>6717771</text:p>
          </table:table-cell>
          <table:table-cell office:value-type="float" office:value="3772712" calcext:value-type="float">
            <text:p>3772712</text:p>
          </table:table-cell>
          <table:table-cell office:value-type="float" office:value="4699300.75" calcext:value-type="float">
            <text:p>4699301</text:p>
          </table:table-cell>
          <table:table-cell office:value-type="float" office:value="5238536.36" calcext:value-type="float">
            <text:p>523853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semblee Locale</text:p>
          </table:table-cell>
          <table:table-cell office:value-type="string" calcext:value-type="string">
            <text:p>Reel</text:p>
          </table:table-cell>
          <table:table-cell office:value-type="float" office:value="2474.16" calcext:value-type="float">
            <text:p>2474</text:p>
          </table:table-cell>
          <table:table-cell office:value-type="float" office:value="2561.52" calcext:value-type="float">
            <text:p>2562</text:p>
          </table:table-cell>
          <table:table-cell office:value-type="float" office:value="2479.02" calcext:value-type="float">
            <text:p>2479</text:p>
          </table:table-cell>
          <table:table-cell office:value-type="float" office:value="3173.45" calcext:value-type="float">
            <text:p>3173</text:p>
          </table:table-cell>
          <table:table-cell office:value-type="float" office:value="3346.44" calcext:value-type="float">
            <text:p>334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formation, communication, publicite</text:p>
          </table:table-cell>
          <table:table-cell office:value-type="string" calcext:value-type="string">
            <text:p>Reel</text:p>
          </table:table-cell>
          <table:table-cell office:value-type="float" office:value="53539.1" calcext:value-type="float">
            <text:p>53539</text:p>
          </table:table-cell>
          <table:table-cell office:value-type="float" office:value="4874.07" calcext:value-type="float">
            <text:p>4874</text:p>
          </table:table-cell>
          <table:table-cell office:value-type="float" office:value="24515.42" calcext:value-type="float">
            <text:p>24515</text:p>
          </table:table-cell>
          <table:table-cell office:value-type="float" office:value="1383.4" calcext:value-type="float">
            <text:p>1383</text:p>
          </table:table-cell>
          <table:table-cell office:value-type="float" office:value="83001.91" calcext:value-type="float">
            <text:p>8300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peration decentralisee, actions europeennes et internationale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vention globale</text:p>
          </table:table-cell>
          <table:table-cell office:value-type="string" calcext:value-type="string">
            <text:p>Reel</text:p>
          </table:table-cell>
          <table:table-cell office:value-type="float" office:value="1458049.77" calcext:value-type="float">
            <text:p>1458050</text:p>
          </table:table-cell>
          <table:table-cell office:value-type="float" office:value="202346.27" calcext:value-type="float">
            <text:p>202346</text:p>
          </table:table-cell>
          <table:table-cell office:value-type="float" office:value="1069947.91" calcext:value-type="float">
            <text:p>1069948</text:p>
          </table:table-cell>
          <table:table-cell office:value-type="float" office:value="1320931.24" calcext:value-type="float">
            <text:p>1320931</text:p>
          </table:table-cell>
          <table:table-cell office:value-type="float" office:value="1884650.59" calcext:value-type="float">
            <text:p>188465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14037.79" calcext:value-type="float">
            <text:p>14038</text:p>
          </table:table-cell>
          <table:table-cell office:value-type="float" office:value="2661.87" calcext:value-type="float">
            <text:p>2662</text:p>
          </table:table-cell>
          <table:table-cell office:value-type="float" office:value="8000" calcext:value-type="float">
            <text:p>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darmerie, police, securite, justice</text:p>
          </table:table-cell>
          <table:table-cell office:value-type="string" calcext:value-type="string">
            <text:p>Reel</text:p>
          </table:table-cell>
          <table:table-cell office:value-type="float" office:value="230228.03" calcext:value-type="float">
            <text:p>230228</text:p>
          </table:table-cell>
          <table:table-cell office:value-type="float" office:value="442910.82" calcext:value-type="float">
            <text:p>442911</text:p>
          </table:table-cell>
          <table:table-cell office:value-type="float" office:value="4599218.36" calcext:value-type="float">
            <text:p>4599218</text:p>
          </table:table-cell>
          <table:table-cell office:value-type="float" office:value="162730.28" calcext:value-type="float">
            <text:p>162730</text:p>
          </table:table-cell>
          <table:table-cell office:value-type="float" office:value="148843.6" calcext:value-type="float">
            <text:p>14884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res interventions de protection des personnes &amp; des biens</text:p>
          </table:table-cell>
          <table:table-cell office:value-type="string" calcext:value-type="string">
            <text:p>Reel</text:p>
          </table:table-cell>
          <table:table-cell office:value-type="float" office:value="14860.19" calcext:value-type="float">
            <text:p>14860</text:p>
          </table:table-cell>
          <table:table-cell office:value-type="float" office:value="19347.94" calcext:value-type="float">
            <text:p>19348</text:p>
          </table:table-cell>
          <table:table-cell office:value-type="float" office:value="145520.88" calcext:value-type="float">
            <text:p>145521</text:p>
          </table:table-cell>
          <table:table-cell office:value-type="float" office:value="12822.07" calcext:value-type="float">
            <text:p>12822</text:p>
          </table:table-cell>
          <table:table-cell office:value-type="float" office:value="70690.76" calcext:value-type="float">
            <text:p>7069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204.32" calcext:value-type="float">
            <text:p>1204</text:p>
          </table:table-cell>
          <table:table-cell office:value-type="float" office:value="1157.52" calcext:value-type="float">
            <text:p>1158</text:p>
          </table:table-cell>
          <table:table-cell office:value-type="float" office:value="6522.6" calcext:value-type="float">
            <text:p>6523</text:p>
          </table:table-cell>
          <table:table-cell office:value-type="float" office:value="13772.8" calcext:value-type="float">
            <text:p>13773</text:p>
          </table:table-cell>
          <table:table-cell office:value-type="float" office:value="1195.3" calcext:value-type="float">
            <text:p>119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seignement du premier degre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3183.67" calcext:value-type="float">
            <text:p>3184</text:p>
          </table:table-cell>
          <table:table-cell office:value-type="float" office:value="24.57" calcext:value-type="float">
            <text:p>25</text:p>
          </table:table-cell>
          <table:table-cell office:value-type="float" office:value="743.1" calcext:value-type="float">
            <text:p>743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llèges</text:p>
          </table:table-cell>
          <table:table-cell office:value-type="string" calcext:value-type="string">
            <text:p>Reel</text:p>
          </table:table-cell>
          <table:table-cell office:value-type="float" office:value="4380989.71" calcext:value-type="float">
            <text:p>4380990</text:p>
          </table:table-cell>
          <table:table-cell office:value-type="float" office:value="5374499.82" calcext:value-type="float">
            <text:p>5374500</text:p>
          </table:table-cell>
          <table:table-cell office:value-type="float" office:value="4703310.21" calcext:value-type="float">
            <text:p>4703310</text:p>
          </table:table-cell>
          <table:table-cell office:value-type="float" office:value="5732566.63" calcext:value-type="float">
            <text:p>5732567</text:p>
          </table:table-cell>
          <table:table-cell office:value-type="float" office:value="5273417.82" calcext:value-type="float">
            <text:p>527341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tres services periscolaires et annexes</text:p>
          </table:table-cell>
          <table:table-cell office:value-type="string" calcext:value-type="string">
            <text:p>Reel</text:p>
          </table:table-cell>
          <table:table-cell office:value-type="float" office:value="49745.46" calcext:value-type="float">
            <text:p>49745</text:p>
          </table:table-cell>
          <table:table-cell office:value-type="float" office:value="33446.98" calcext:value-type="float">
            <text:p>33447</text:p>
          </table:table-cell>
          <table:table-cell office:value-type="float" office:value="24426.55" calcext:value-type="float">
            <text:p>24427</text:p>
          </table:table-cell>
          <table:table-cell office:value-type="float" office:value="9082.8" calcext:value-type="float">
            <text:p>9083</text:p>
          </table:table-cell>
          <table:table-cell office:value-type="float" office:value="18340.12" calcext:value-type="float">
            <text:p>1834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7756.32" calcext:value-type="float">
            <text:p>7756</text:p>
          </table:table-cell>
          <table:table-cell office:value-type="float" office:value="7893.6" calcext:value-type="float">
            <text:p>7894</text:p>
          </table:table-cell>
          <table:table-cell office:value-type="float" office:value="8038.89" calcext:value-type="float">
            <text:p>8039</text:p>
          </table:table-cell>
          <table:table-cell office:value-type="float" office:value="8278.42" calcext:value-type="float">
            <text:p>8278</text:p>
          </table:table-cell>
          <table:table-cell office:value-type="float" office:value="8557.8" calcext:value-type="float">
            <text:p>855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ites artistiques et action culturelle</text:p>
          </table:table-cell>
          <table:table-cell office:value-type="string" calcext:value-type="string">
            <text:p>Reel</text:p>
          </table:table-cell>
          <table:table-cell office:value-type="float" office:value="573781.59" calcext:value-type="float">
            <text:p>573782</text:p>
          </table:table-cell>
          <table:table-cell office:value-type="float" office:value="15000" calcext:value-type="float">
            <text:p>15000</text:p>
          </table:table-cell>
          <table:table-cell office:value-type="float" office:value="14024.97" calcext:value-type="float">
            <text:p>14025</text:p>
          </table:table-cell>
          <table:table-cell office:value-type="float" office:value="23141.99" calcext:value-type="float">
            <text:p>23142</text:p>
          </table:table-cell>
          <table:table-cell office:value-type="float" office:value="284504.42" calcext:value-type="float">
            <text:p>28450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...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5199.91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641.11" calcext:value-type="float">
            <text:p>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ibliothèques et mediathèques</text:p>
          </table:table-cell>
          <table:table-cell office:value-type="string" calcext:value-type="string">
            <text:p>Reel</text:p>
          </table:table-cell>
          <table:table-cell office:value-type="float" office:value="3711.67" calcext:value-type="float">
            <text:p>3712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896.63" calcext:value-type="float">
            <text:p>897</text:p>
          </table:table-cell>
          <table:table-cell office:value-type="float" office:value="23498.24" calcext:value-type="float">
            <text:p>2349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rvices d'archives</text:p>
          </table:table-cell>
          <table:table-cell office:value-type="string" calcext:value-type="string">
            <text:p>Reel</text:p>
          </table:table-cell>
          <table:table-cell office:value-type="float" office:value="36054.39" calcext:value-type="float">
            <text:p>36054</text:p>
          </table:table-cell>
          <table:table-cell office:value-type="float" office:value="5717.03" calcext:value-type="float">
            <text:p>5717</text:p>
          </table:table-cell>
          <table:table-cell office:value-type="float" office:value="49401.88" calcext:value-type="float">
            <text:p>49402</text:p>
          </table:table-cell>
          <table:table-cell office:value-type="float" office:value="13722.33" calcext:value-type="float">
            <text:p>13722</text:p>
          </table:table-cell>
          <table:table-cell office:value-type="float" office:value="11111.18" calcext:value-type="float">
            <text:p>1111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Reel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unesse (action socio-educative...) et loisirs</text:p>
          </table:table-cell>
          <table:table-cell office:value-type="string" calcext:value-type="string">
            <text:p>Reel</text:p>
          </table:table-cell>
          <table:table-cell office:value-type="float" office:value="136041.55" calcext:value-type="float">
            <text:p>136042</text:p>
          </table:table-cell>
          <table:table-cell office:value-type="float" office:value="97147.35" calcext:value-type="float">
            <text:p>97147</text:p>
          </table:table-cell>
          <table:table-cell office:value-type="float" office:value="177453.05" calcext:value-type="float">
            <text:p>177453</text:p>
          </table:table-cell>
          <table:table-cell office:value-type="float" office:value="131386.65" calcext:value-type="float">
            <text:p>131387</text:p>
          </table:table-cell>
          <table:table-cell office:value-type="float" office:value="131638.13" calcext:value-type="float">
            <text:p>13163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121063.73" calcext:value-type="float">
            <text:p>121064</text:p>
          </table:table-cell>
          <table:table-cell office:value-type="float" office:value="35127.01" calcext:value-type="float">
            <text:p>35127</text:p>
          </table:table-cell>
          <table:table-cell office:value-type="float" office:value="61244.12" calcext:value-type="float">
            <text:p>61244</text:p>
          </table:table-cell>
          <table:table-cell office:value-type="float" office:value="26419.91" calcext:value-type="float">
            <text:p>26420</text:p>
          </table:table-cell>
          <table:table-cell office:value-type="float" office:value="27089.74" calcext:value-type="float">
            <text:p>2709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MI et planification familiale</text:p>
          </table:table-cell>
          <table:table-cell office:value-type="string" calcext:value-type="string">
            <text:p>Reel</text:p>
          </table:table-cell>
          <table:table-cell office:value-type="float" office:value="221044.78" calcext:value-type="float">
            <text:p>221045</text:p>
          </table:table-cell>
          <table:table-cell office:value-type="float" office:value="160666.76" calcext:value-type="float">
            <text:p>160667</text:p>
          </table:table-cell>
          <table:table-cell office:value-type="float" office:value="326983.56" calcext:value-type="float">
            <text:p>326984</text:p>
          </table:table-cell>
          <table:table-cell office:value-type="float" office:value="297404.3" calcext:value-type="float">
            <text:p>297404</text:p>
          </table:table-cell>
          <table:table-cell office:value-type="float" office:value="254571.77" calcext:value-type="float">
            <text:p>25457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evention et education pour la sante</text:p>
          </table:table-cell>
          <table:table-cell office:value-type="string" calcext:value-type="string">
            <text:p>Reel</text:p>
          </table:table-cell>
          <table:table-cell office:value-type="float" office:value="469950.95" calcext:value-type="float">
            <text:p>469951</text:p>
          </table:table-cell>
          <table:table-cell office:value-type="float" office:value="343761.28" calcext:value-type="float">
            <text:p>343761</text:p>
          </table:table-cell>
          <table:table-cell office:value-type="float" office:value="478480.38" calcext:value-type="float">
            <text:p>478480</text:p>
          </table:table-cell>
          <table:table-cell office:value-type="float" office:value="744786.12" calcext:value-type="float">
            <text:p>744786</text:p>
          </table:table-cell>
          <table:table-cell office:value-type="float" office:value="539824.54" calcext:value-type="float">
            <text:p>53982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ion medico-soci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res actions</text:p>
          </table:table-cell>
          <table:table-cell office:value-type="string" calcext:value-type="string">
            <text:p>Reel</text:p>
          </table:table-cell>
          <table:table-cell office:value-type="float" office:value="21655.85" calcext:value-type="float">
            <text:p>21656</text:p>
          </table:table-cell>
          <table:table-cell office:value-type="float" office:value="44944.85" calcext:value-type="float">
            <text:p>44945</text:p>
          </table:table-cell>
          <table:table-cell office:value-type="float" office:value="12043.85" calcext:value-type="float">
            <text:p>12044</text:p>
          </table:table-cell>
          <table:table-cell office:value-type="float" office:value="139503.29" calcext:value-type="float">
            <text:p>139503</text:p>
          </table:table-cell>
          <table:table-cell office:value-type="float" office:value="75741.2" calcext:value-type="float">
            <text:p>7574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375200.47" calcext:value-type="float">
            <text:p>375200</text:p>
          </table:table-cell>
          <table:table-cell office:value-type="float" office:value="97718.25" calcext:value-type="float">
            <text:p>97718</text:p>
          </table:table-cell>
          <table:table-cell office:value-type="float" office:value="150017.52" calcext:value-type="float">
            <text:p>150018</text:p>
          </table:table-cell>
          <table:table-cell office:value-type="float" office:value="20012.8" calcext:value-type="float">
            <text:p>20013</text:p>
          </table:table-cell>
          <table:table-cell office:value-type="float" office:value="21088.82" calcext:value-type="float">
            <text:p>21089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mille et enfance</text:p>
          </table:table-cell>
          <table:table-cell office:value-type="string" calcext:value-type="string">
            <text:p>Reel</text:p>
          </table:table-cell>
          <table:table-cell office:value-type="float" office:value="1747642.61" calcext:value-type="float">
            <text:p>1747643</text:p>
          </table:table-cell>
          <table:table-cell office:value-type="float" office:value="1680270.08" calcext:value-type="float">
            <text:p>1680270</text:p>
          </table:table-cell>
          <table:table-cell office:value-type="float" office:value="2188074.58" calcext:value-type="float">
            <text:p>2188075</text:p>
          </table:table-cell>
          <table:table-cell office:value-type="float" office:value="1793905.83" calcext:value-type="float">
            <text:p>1793906</text:p>
          </table:table-cell>
          <table:table-cell office:value-type="float" office:value="1478292.52" calcext:value-type="float">
            <text:p>147829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rsonnes handicapees</text:p>
          </table:table-cell>
          <table:table-cell office:value-type="string" calcext:value-type="string">
            <text:p>Reel</text:p>
          </table:table-cell>
          <table:table-cell office:value-type="float" office:value="31652819.87" calcext:value-type="float">
            <text:p>31652820</text:p>
          </table:table-cell>
          <table:table-cell office:value-type="float" office:value="31270628.11" calcext:value-type="float">
            <text:p>31270628</text:p>
          </table:table-cell>
          <table:table-cell office:value-type="float" office:value="33955271.21" calcext:value-type="float">
            <text:p>33955271</text:p>
          </table:table-cell>
          <table:table-cell office:value-type="float" office:value="36730207.81" calcext:value-type="float">
            <text:p>36730208</text:p>
          </table:table-cell>
          <table:table-cell office:value-type="float" office:value="38367116.47" calcext:value-type="float">
            <text:p>3836711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onnes âgees</text:p>
          </table:table-cell>
          <table:table-cell office:value-type="string" calcext:value-type="string">
            <text:p>Reel</text:p>
          </table:table-cell>
          <table:table-cell office:value-type="float" office:value="21166550.82" calcext:value-type="float">
            <text:p>21166551</text:p>
          </table:table-cell>
          <table:table-cell office:value-type="float" office:value="21655902.75" calcext:value-type="float">
            <text:p>21655903</text:p>
          </table:table-cell>
          <table:table-cell office:value-type="float" office:value="24976738.37" calcext:value-type="float">
            <text:p>24976738</text:p>
          </table:table-cell>
          <table:table-cell office:value-type="float" office:value="27879524.82" calcext:value-type="float">
            <text:p>27879525</text:p>
          </table:table-cell>
          <table:table-cell office:value-type="float" office:value="26992136.72" calcext:value-type="float">
            <text:p>2699213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Insertion sociale</text:p>
          </table:table-cell>
          <table:table-cell office:value-type="string" calcext:value-type="string">
            <text:p>Reel</text:p>
          </table:table-cell>
          <table:table-cell office:value-type="float" office:value="2785.29" calcext:value-type="float">
            <text:p>2785</text:p>
          </table:table-cell>
          <table:table-cell office:value-type="float" office:value="405131.98" calcext:value-type="float">
            <text:p>405132</text:p>
          </table:table-cell>
          <table:table-cell office:value-type="float" office:value="0" calcext:value-type="float">
            <text:p>0</text:p>
          </table:table-cell>
          <table:table-cell office:value-type="float" office:value="40737.39" calcext:value-type="float">
            <text:p>40737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office:value-type="float" office:value="96577" calcext:value-type="float">
            <text:p>96577</text:p>
          </table:table-cell>
          <table:table-cell office:value-type="float" office:value="29092.7" calcext:value-type="float">
            <text:p>29093</text:p>
          </table:table-cell>
          <table:table-cell office:value-type="float" office:value="156000" calcext:value-type="float">
            <text:p>156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Insertion professionnelle</text:p>
          </table:table-cell>
          <table:table-cell office:value-type="string" calcext:value-type="string">
            <text:p>Reel</text:p>
          </table:table-cell>
          <table:table-cell office:value-type="float" office:value="52186.66" calcext:value-type="float">
            <text:p>52187</text:p>
          </table:table-cell>
          <table:table-cell office:value-type="float" office:value="48646.05" calcext:value-type="float">
            <text:p>48646</text:p>
          </table:table-cell>
          <table:table-cell office:value-type="float" office:value="45417.26" calcext:value-type="float">
            <text:p>45417</text:p>
          </table:table-cell>
          <table:table-cell office:value-type="float" office:value="53300.92" calcext:value-type="float">
            <text:p>53301</text:p>
          </table:table-cell>
          <table:table-cell office:value-type="float" office:value="55102.46" calcext:value-type="float">
            <text:p>5510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epenses de structrure</text:p>
          </table:table-cell>
          <table:table-cell office:value-type="string" calcext:value-type="string">
            <text:p>Reel</text:p>
          </table:table-cell>
          <table:table-cell office:value-type="float" office:value="1165.32" calcext:value-type="float">
            <text:p>1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Revenu minimum d'insertion - Allocations</text:p>
          </table:table-cell>
          <table:table-cell office:value-type="string" calcext:value-type="string">
            <text:p>Reel</text:p>
          </table:table-cell>
          <table:table-cell office:value-type="float" office:value="12053670.93" calcext:value-type="float">
            <text:p>12053671</text:p>
          </table:table-cell>
          <table:table-cell office:value-type="float" office:value="11176338.17" calcext:value-type="float">
            <text:p>11176338</text:p>
          </table:table-cell>
          <table:table-cell office:value-type="float" office:value="10347366.52" calcext:value-type="float">
            <text:p>10347367</text:p>
          </table:table-cell>
          <table:table-cell office:value-type="float" office:value="138484.89" calcext:value-type="float">
            <text:p>138485</text:p>
          </table:table-cell>
          <table:table-cell office:value-type="float" office:value="46188.35" calcext:value-type="float">
            <text:p>4618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Revenu minimum d'activite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venu Minimun d'Insertion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utres depenses au titre du RMI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30.17" calcext:value-type="float">
            <text:p>1723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36585812.99" calcext:value-type="float">
            <text:p>36585813</text:p>
          </table:table-cell>
          <table:table-cell office:value-type="float" office:value="36888329" calcext:value-type="float">
            <text:p>36888329</text:p>
          </table:table-cell>
          <table:table-cell office:value-type="float" office:value="38071427.48" calcext:value-type="float">
            <text:p>38071427</text:p>
          </table:table-cell>
          <table:table-cell office:value-type="float" office:value="37723724.69" calcext:value-type="float">
            <text:p>37723725</text:p>
          </table:table-cell>
          <table:table-cell office:value-type="float" office:value="42392975.59" calcext:value-type="float">
            <text:p>4239297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PA à domicile</text:p>
          </table:table-cell>
          <table:table-cell office:value-type="string" calcext:value-type="string">
            <text:p>Reel</text:p>
          </table:table-cell>
          <table:table-cell office:value-type="float" office:value="294.91" calcext:value-type="float">
            <text:p>295</text:p>
          </table:table-cell>
          <table:table-cell office:value-type="float" office:value="911.92" calcext:value-type="float">
            <text:p>912</text:p>
          </table:table-cell>
          <table:table-cell office:value-type="float" office:value="251826.01" calcext:value-type="float">
            <text:p>251826</text:p>
          </table:table-cell>
          <table:table-cell office:value-type="float" office:value="310861.66" calcext:value-type="float">
            <text:p>310862</text:p>
          </table:table-cell>
          <table:table-cell office:value-type="float" office:value="258758.44" calcext:value-type="float">
            <text:p>25875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onnes dependantes (APA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PA versee à l'etablissement</text:p>
          </table:table-cell>
          <table:table-cell office:value-type="string" calcext:value-type="string">
            <text:p>Re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5.37" calcext:value-type="float">
            <text:p>17805</text:p>
          </table:table-cell>
          <table:table-cell office:value-type="float" office:value="46401.45" calcext:value-type="float">
            <text:p>46401</text:p>
          </table:table-cell>
          <table:table-cell office:value-type="float" office:value="49083.86" calcext:value-type="float">
            <text:p>4908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utres actions</text:p>
          </table:table-cell>
          <table:table-cell office:value-type="string" calcext:value-type="string">
            <text:p>Reel</text:p>
          </table:table-cell>
          <table:table-cell office:value-type="float" office:value="11841.5" calcext:value-type="float">
            <text:p>11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Insertion sociale</text:p>
          </table:table-cell>
          <table:table-cell office:value-type="string" calcext:value-type="string">
            <text:p>Re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15" calcext:value-type="float">
            <text:p>381</text:p>
          </table:table-cell>
          <table:table-cell office:value-type="float" office:value="332.8" calcext:value-type="float">
            <text:p>333</text:p>
          </table:table-cell>
          <table:table-cell office:value-type="float" office:value="615287.05" calcext:value-type="float">
            <text:p>61528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nsertion professionnelle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18526" calcext:value-type="float">
            <text:p>18526</text:p>
          </table:table-cell>
          <table:table-cell office:value-type="float" office:value="379566.79" calcext:value-type="float">
            <text:p>379567</text:p>
          </table:table-cell>
          <table:table-cell office:value-type="float" office:value="85972.02" calcext:value-type="float">
            <text:p>85972</text:p>
          </table:table-cell>
          <table:table-cell office:value-type="float" office:value="458920.8" calcext:value-type="float">
            <text:p>45892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epenses de structure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4.92" calcext:value-type="float">
            <text:p>151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llocations RSA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150763.44" calcext:value-type="float">
            <text:p>150763</text:p>
          </table:table-cell>
          <table:table-cell office:value-type="float" office:value="830697.11" calcext:value-type="float">
            <text:p>830697</text:p>
          </table:table-cell>
          <table:table-cell office:value-type="float" office:value="10810644.31" calcext:value-type="float">
            <text:p>10810644</text:p>
          </table:table-cell>
          <table:table-cell office:value-type="float" office:value="9970516.12" calcext:value-type="float">
            <text:p>997051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nu de Solidarite Activ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utres actions au titre du RSA</text:p>
          </table:table-cell>
          <table:table-cell office:value-type="string" calcext:value-type="string">
            <text:p>Reel</text:p>
          </table:table-cell>
          <table:table-cell office:value-type="float" office:value="1191.84" calcext:value-type="float">
            <text:p>1192</text:p>
          </table:table-cell>
          <table:table-cell office:value-type="float" office:value="2492.88" calcext:value-type="float">
            <text:p>2493</text:p>
          </table:table-cell>
          <table:table-cell office:value-type="float" office:value="2553.06" calcext:value-type="float">
            <text:p>2553</text:p>
          </table:table-cell>
          <table:table-cell office:value-type="float" office:value="2748.8" calcext:value-type="float">
            <text:p>2749</text:p>
          </table:table-cell>
          <table:table-cell office:value-type="float" office:value="2892.6" calcext:value-type="float">
            <text:p>289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utres interventions sociales</text:p>
          </table:table-cell>
          <table:table-cell office:value-type="string" calcext:value-type="string">
            <text:p>Reel</text:p>
          </table:table-cell>
          <table:table-cell office:value-type="float" office:value="1463617.41" calcext:value-type="float">
            <text:p>1463617</text:p>
          </table:table-cell>
          <table:table-cell office:value-type="float" office:value="2806425.07" calcext:value-type="float">
            <text:p>2806425</text:p>
          </table:table-cell>
          <table:table-cell office:value-type="float" office:value="1340295.32" calcext:value-type="float">
            <text:p>1340295</text:p>
          </table:table-cell>
          <table:table-cell office:value-type="float" office:value="2377547.52" calcext:value-type="float">
            <text:p>2377548</text:p>
          </table:table-cell>
          <table:table-cell office:value-type="float" office:value="1039929.29" calcext:value-type="float">
            <text:p>1039929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827.02" calcext:value-type="float">
            <text:p>827</text:p>
          </table:table-cell>
          <table:table-cell office:value-type="float" office:value="282358.53" calcext:value-type="float">
            <text:p>282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ux et assainissement</text:p>
          </table:table-cell>
          <table:table-cell office:value-type="string" calcext:value-type="string">
            <text:p>Reel</text:p>
          </table:table-cell>
          <table:table-cell office:value-type="float" office:value="939748.67" calcext:value-type="float">
            <text:p>939749</text:p>
          </table:table-cell>
          <table:table-cell office:value-type="float" office:value="1593547.66" calcext:value-type="float">
            <text:p>1593548</text:p>
          </table:table-cell>
          <table:table-cell office:value-type="float" office:value="1476556.32" calcext:value-type="float">
            <text:p>1476556</text:p>
          </table:table-cell>
          <table:table-cell office:value-type="float" office:value="1586033.49" calcext:value-type="float">
            <text:p>1586033</text:p>
          </table:table-cell>
          <table:table-cell office:value-type="float" office:value="1388261.66" calcext:value-type="float">
            <text:p>138826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seau routier departemental</text:p>
          </table:table-cell>
          <table:table-cell office:value-type="string" calcext:value-type="string">
            <text:p>Reel</text:p>
          </table:table-cell>
          <table:table-cell office:value-type="float" office:value="2197493.21" calcext:value-type="float">
            <text:p>2197493</text:p>
          </table:table-cell>
          <table:table-cell office:value-type="float" office:value="3020383.27" calcext:value-type="float">
            <text:p>3020383</text:p>
          </table:table-cell>
          <table:table-cell office:value-type="float" office:value="1200762.86" calcext:value-type="float">
            <text:p>1200763</text:p>
          </table:table-cell>
          <table:table-cell office:value-type="float" office:value="1198597.79" calcext:value-type="float">
            <text:p>1198598</text:p>
          </table:table-cell>
          <table:table-cell office:value-type="float" office:value="1575443.46" calcext:value-type="float">
            <text:p>157544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rastructures ferroviaires et aeroportuaires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615.86" calcext:value-type="float">
            <text:p>5061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rastructures fluviales, maritimes et portuaires</text:p>
          </table:table-cell>
          <table:table-cell office:value-type="string" calcext:value-type="string">
            <text:p>Reel</text:p>
          </table:table-cell>
          <table:table-cell office:value-type="float" office:value="885061.56" calcext:value-type="float">
            <text:p>885062</text:p>
          </table:table-cell>
          <table:table-cell office:value-type="float" office:value="461173.02" calcext:value-type="float">
            <text:p>461173</text:p>
          </table:table-cell>
          <table:table-cell office:value-type="float" office:value="857731.84" calcext:value-type="float">
            <text:p>857732</text:p>
          </table:table-cell>
          <table:table-cell office:value-type="float" office:value="858116.46" calcext:value-type="float">
            <text:p>858116</text:p>
          </table:table-cell>
          <table:table-cell office:value-type="float" office:value="784613.32" calcext:value-type="float">
            <text:p>78461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86070.2" calcext:value-type="float">
            <text:p>86070</text:p>
          </table:table-cell>
          <table:table-cell office:value-type="float" office:value="23324.8" calcext:value-type="float">
            <text:p>23325</text:p>
          </table:table-cell>
          <table:table-cell office:value-type="float" office:value="234731.15" calcext:value-type="float">
            <text:p>234731</text:p>
          </table:table-cell>
          <table:table-cell office:value-type="float" office:value="66942.48" calcext:value-type="float">
            <text:p>66942</text:p>
          </table:table-cell>
          <table:table-cell office:value-type="float" office:value="669852.51" calcext:value-type="float">
            <text:p>66985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enagement et developpement urbain</text:p>
          </table:table-cell>
          <table:table-cell office:value-type="string" calcext:value-type="string">
            <text:p>Reel</text:p>
          </table:table-cell>
          <table:table-cell office:value-type="float" office:value="2414164.7" calcext:value-type="float">
            <text:p>2414165</text:p>
          </table:table-cell>
          <table:table-cell office:value-type="float" office:value="1820417" calcext:value-type="float">
            <text:p>1820417</text:p>
          </table:table-cell>
          <table:table-cell office:value-type="float" office:value="3302401" calcext:value-type="float">
            <text:p>3302401</text:p>
          </table:table-cell>
          <table:table-cell office:value-type="float" office:value="2497628" calcext:value-type="float">
            <text:p>2497628</text:p>
          </table:table-cell>
          <table:table-cell office:value-type="float" office:value="1194842" calcext:value-type="float">
            <text:p>119484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.0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54.67" calcext:value-type="float">
            <text:p>3915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ctions en matière de traitement des dechets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181785.17" calcext:value-type="float">
            <text:p>181785</text:p>
          </table:table-cell>
          <table:table-cell office:value-type="float" office:value="390944.78" calcext:value-type="float">
            <text:p>390945</text:p>
          </table:table-cell>
          <table:table-cell office:value-type="float" office:value="285554.17" calcext:value-type="float">
            <text:p>285554</text:p>
          </table:table-cell>
          <table:table-cell office:value-type="float" office:value="50868.66" calcext:value-type="float">
            <text:p>50869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utres actions en faveur du milieu naturel</text:p>
          </table:table-cell>
          <table:table-cell office:value-type="string" calcext:value-type="string">
            <text:p>Reel</text:p>
          </table:table-cell>
          <table:table-cell office:value-type="float" office:value="7745381.25" calcext:value-type="float">
            <text:p>7745381</text:p>
          </table:table-cell>
          <table:table-cell office:value-type="float" office:value="7530999.84" calcext:value-type="float">
            <text:p>7531000</text:p>
          </table:table-cell>
          <table:table-cell office:value-type="float" office:value="9582833.2" calcext:value-type="float">
            <text:p>9582833</text:p>
          </table:table-cell>
          <table:table-cell office:value-type="float" office:value="9455884.31" calcext:value-type="float">
            <text:p>9455884</text:p>
          </table:table-cell>
          <table:table-cell office:value-type="float" office:value="8523627.04" calcext:value-type="float">
            <text:p>852362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nagement et developpement rural</text:p>
          </table:table-cell>
          <table:table-cell office:value-type="string" calcext:value-type="string">
            <text:p>Reel</text:p>
          </table:table-cell>
          <table:table-cell office:value-type="float" office:value="18100" calcext:value-type="float">
            <text:p>18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4054389.91" calcext:value-type="float">
            <text:p>4054390</text:p>
          </table:table-cell>
          <table:table-cell office:value-type="float" office:value="1364727.49" calcext:value-type="float">
            <text:p>1364727</text:p>
          </table:table-cell>
          <table:table-cell office:value-type="float" office:value="1428048.53" calcext:value-type="float">
            <text:p>1428049</text:p>
          </table:table-cell>
          <table:table-cell office:value-type="float" office:value="1914020.32" calcext:value-type="float">
            <text:p>1914020</text:p>
          </table:table-cell>
          <table:table-cell office:value-type="float" office:value="1257.4" calcext:value-type="float">
            <text:p>125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s scolaires</text:p>
          </table:table-cell>
          <table:table-cell office:value-type="string" calcext:value-type="string">
            <text:p>Reel</text:p>
          </table:table-cell>
          <table:table-cell office:value-type="float" office:value="478379.76" calcext:value-type="float">
            <text:p>478380</text:p>
          </table:table-cell>
          <table:table-cell office:value-type="float" office:value="540386.28" calcext:value-type="float">
            <text:p>540386</text:p>
          </table:table-cell>
          <table:table-cell office:value-type="float" office:value="391989.9" calcext:value-type="float">
            <text:p>391990</text:p>
          </table:table-cell>
          <table:table-cell office:value-type="float" office:value="1036728.96" calcext:value-type="float">
            <text:p>1036729</text:p>
          </table:table-cell>
          <table:table-cell office:value-type="float" office:value="1730345.59" calcext:value-type="float">
            <text:p>173034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7149.82" calcext:value-type="float">
            <text:p>98715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4227.6" calcext:value-type="float">
            <text:p>4228</text:p>
          </table:table-cell>
          <table:table-cell office:value-type="float" office:value="4130.88" calcext:value-type="float">
            <text:p>4131</text:p>
          </table:table-cell>
          <table:table-cell office:value-type="float" office:value="4176.89" calcext:value-type="float">
            <text:p>4177</text:p>
          </table:table-cell>
          <table:table-cell office:value-type="float" office:value="4144" calcext:value-type="float">
            <text:p>4144</text:p>
          </table:table-cell>
          <table:table-cell office:value-type="float" office:value="4242.8" calcext:value-type="float">
            <text:p>424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ructures d'animation et de developpement economique</text:p>
          </table:table-cell>
          <table:table-cell office:value-type="string" calcext:value-type="string">
            <text:p>Reel</text:p>
          </table:table-cell>
          <table:table-cell office:value-type="float" office:value="281474.43" calcext:value-type="float">
            <text:p>281474</text:p>
          </table:table-cell>
          <table:table-cell office:value-type="float" office:value="209074.66" calcext:value-type="float">
            <text:p>209075</text:p>
          </table:table-cell>
          <table:table-cell office:value-type="float" office:value="62112" calcext:value-type="float">
            <text:p>62112</text:p>
          </table:table-cell>
          <table:table-cell office:value-type="float" office:value="354.71" calcext:value-type="float">
            <text:p>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Laboratoire departemental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417564.09" calcext:value-type="float">
            <text:p>417564</text:p>
          </table:table-cell>
          <table:table-cell office:value-type="float" office:value="38943.18" calcext:value-type="float">
            <text:p>38943</text:p>
          </table:table-cell>
          <table:table-cell office:value-type="float" office:value="37575" calcext:value-type="float">
            <text:p>37575</text:p>
          </table:table-cell>
          <table:table-cell office:value-type="float" office:value="239509.68" calcext:value-type="float">
            <text:p>239510</text:p>
          </table:table-cell>
          <table:table-cell office:value-type="float" office:value="66495" calcext:value-type="float">
            <text:p>6649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commerce et artisanat</text:p>
          </table:table-cell>
          <table:table-cell office:value-type="string" calcext:value-type="string">
            <text:p>Reel</text:p>
          </table:table-cell>
          <table:table-cell office:value-type="float" office:value="101357.2" calcext:value-type="float">
            <text:p>101357</text:p>
          </table:table-cell>
          <table:table-cell office:value-type="float" office:value="103230" calcext:value-type="float">
            <text:p>103230</text:p>
          </table:table-cell>
          <table:table-cell office:value-type="float" office:value="56299.21" calcext:value-type="float">
            <text:p>56299</text:p>
          </table:table-cell>
          <table:table-cell office:value-type="float" office:value="91686" calcext:value-type="float">
            <text:p>91686</text:p>
          </table:table-cell>
          <table:table-cell office:value-type="float" office:value="196528.78" calcext:value-type="float">
            <text:p>196529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Fonctionn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eloppement touristique</text:p>
          </table:table-cell>
          <table:table-cell office:value-type="string" calcext:value-type="string">
            <text:p>Re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 non ventilable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amenagement foncier</text:p>
          </table:table-cell>
          <table:table-cell office:value-type="string" calcext:value-type="string">
            <text:p>Reel</text:p>
          </table:table-cell>
          <table:table-cell office:value-type="float" office:value="471835.78" calcext:value-type="float">
            <text:p>471836</text:p>
          </table:table-cell>
          <table:table-cell office:value-type="float" office:value="205751.97" calcext:value-type="float">
            <text:p>205752</text:p>
          </table:table-cell>
          <table:table-cell office:value-type="float" office:value="343881.82" calcext:value-type="float">
            <text:p>343882</text:p>
          </table:table-cell>
          <table:table-cell office:value-type="float" office:value="501703.91" calcext:value-type="float">
            <text:p>501704</text:p>
          </table:table-cell>
          <table:table-cell office:value-type="float" office:value="414888.13" calcext:value-type="float">
            <text:p>41488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Ordre</text:p>
          </table:table-cell>
          <table:table-cell office:value-type="float" office:value="52160598.11" calcext:value-type="float">
            <text:p>52160598</text:p>
          </table:table-cell>
          <table:table-cell office:value-type="float" office:value="68861272.86" calcext:value-type="float">
            <text:p>68861273</text:p>
          </table:table-cell>
          <table:table-cell office:value-type="float" office:value="74696933.82" calcext:value-type="float">
            <text:p>74696934</text:p>
          </table:table-cell>
          <table:table-cell office:value-type="float" office:value="82601118.94" calcext:value-type="float">
            <text:p>82601119</text:p>
          </table:table-cell>
          <table:table-cell office:value-type="float" office:value="88011803.88" calcext:value-type="float">
            <text:p>8801180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string" calcext:value-type="string">
            <text:p>Reel</text:p>
          </table:table-cell>
          <table:table-cell office:value-type="float" office:value="385126026.17" calcext:value-type="float">
            <text:p>385126026</text:p>
          </table:table-cell>
          <table:table-cell office:value-type="float" office:value="397214550.86" calcext:value-type="float">
            <text:p>397214551</text:p>
          </table:table-cell>
          <table:table-cell office:value-type="float" office:value="351517535.15" calcext:value-type="float">
            <text:p>351517535</text:p>
          </table:table-cell>
          <table:table-cell office:value-type="float" office:value="330554081.91" calcext:value-type="float">
            <text:p>330554082</text:p>
          </table:table-cell>
          <table:table-cell office:value-type="float" office:value="293890019.72" calcext:value-type="float">
            <text:p>29389002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ions non ventil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ions Travaux executes d'office</text:p>
          </table:table-cell>
          <table:table-cell office:value-type="string" calcext:value-type="string">
            <text:p>Re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.11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ministration generale de la collectivite (autres moyens generaux)</text:p>
          </table:table-cell>
          <table:table-cell office:value-type="string" calcext:value-type="string">
            <text:p>Reel</text:p>
          </table:table-cell>
          <table:table-cell office:value-type="float" office:value="2667782.7" calcext:value-type="float">
            <text:p>2667783</text:p>
          </table:table-cell>
          <table:table-cell office:value-type="float" office:value="2931158.81" calcext:value-type="float">
            <text:p>2931159</text:p>
          </table:table-cell>
          <table:table-cell office:value-type="float" office:value="2211127.51" calcext:value-type="float">
            <text:p>2211128</text:p>
          </table:table-cell>
          <table:table-cell office:value-type="float" office:value="1323010.35" calcext:value-type="float">
            <text:p>1323010</text:p>
          </table:table-cell>
          <table:table-cell office:value-type="float" office:value="1050200.09" calcext:value-type="float">
            <text:p>105020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formation, communication, publicite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633.68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6163.45" calcext:value-type="float">
            <text:p>6163</text:p>
          </table:table-cell>
          <table:table-cell office:value-type="float" office:value="7806.37" calcext:value-type="float">
            <text:p>780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 generau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rations sous manda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darmerie, police, securite, justice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503532" calcext:value-type="float">
            <text:p>503532</text:p>
          </table:table-cell>
          <table:table-cell office:value-type="float" office:value="340416" calcext:value-type="float">
            <text:p>340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cendie et secours</text:p>
          </table:table-cell>
          <table:table-cell office:value-type="string" calcext:value-type="string">
            <text:p>Reel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res interventions de protection des personnes et des biens</text:p>
          </table:table-cell>
          <table:table-cell office:value-type="string" calcext:value-type="string">
            <text:p>Reel</text:p>
          </table:table-cell>
          <table:table-cell office:value-type="float" office:value="35102.37" calcext:value-type="float">
            <text:p>35102</text:p>
          </table:table-cell>
          <table:table-cell office:value-type="float" office:value="36557.84" calcext:value-type="float">
            <text:p>36558</text:p>
          </table:table-cell>
          <table:table-cell office:value-type="float" office:value="6882.79" calcext:value-type="float">
            <text:p>6883</text:p>
          </table:table-cell>
          <table:table-cell office:value-type="float" office:value="31000" calcext:value-type="float">
            <text:p>31000</text:p>
          </table:table-cell>
          <table:table-cell office:value-type="float" office:value="47363.4" calcext:value-type="float">
            <text:p>4736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seignement du premier degre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75.5" calcext:value-type="float">
            <text:p>3747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llèges</text:p>
          </table:table-cell>
          <table:table-cell office:value-type="string" calcext:value-type="string">
            <text:p>Reel</text:p>
          </table:table-cell>
          <table:table-cell office:value-type="float" office:value="6496045.67" calcext:value-type="float">
            <text:p>6496046</text:p>
          </table:table-cell>
          <table:table-cell office:value-type="float" office:value="8774925.92" calcext:value-type="float">
            <text:p>8774926</text:p>
          </table:table-cell>
          <table:table-cell office:value-type="float" office:value="7204625.07" calcext:value-type="float">
            <text:p>7204625</text:p>
          </table:table-cell>
          <table:table-cell office:value-type="float" office:value="6705344.19" calcext:value-type="float">
            <text:p>6705344</text:p>
          </table:table-cell>
          <table:table-cell office:value-type="float" office:value="7050233.74" calcext:value-type="float">
            <text:p>705023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eignem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seignement superieur</text:p>
          </table:table-cell>
          <table:table-cell office:value-type="string" calcext:value-type="string">
            <text:p>Reel</text:p>
          </table:table-cell>
          <table:table-cell office:value-type="float" office:value="266785" calcext:value-type="float">
            <text:p>266785</text:p>
          </table:table-cell>
          <table:table-cell office:value-type="float" office:value="160071.2" calcext:value-type="float">
            <text:p>160071</text:p>
          </table:table-cell>
          <table:table-cell office:value-type="float" office:value="0" calcext:value-type="float">
            <text:p>0</text:p>
          </table:table-cell>
          <table:table-cell office:value-type="float" office:value="226128.75" calcext:value-type="float">
            <text:p>226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ites artistiques et action culturelle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 ....)</text:p>
          </table:table-cell>
          <table:table-cell office:value-type="string" calcext:value-type="string">
            <text:p>Reel</text:p>
          </table:table-cell>
          <table:table-cell office:value-type="float" office:value="21279.91" calcext:value-type="float">
            <text:p>21280</text:p>
          </table:table-cell>
          <table:table-cell office:value-type="float" office:value="202467.68" calcext:value-type="float">
            <text:p>202468</text:p>
          </table:table-cell>
          <table:table-cell office:value-type="float" office:value="168365.51" calcext:value-type="float">
            <text:p>168366</text:p>
          </table:table-cell>
          <table:table-cell office:value-type="float" office:value="136936.78" calcext:value-type="float">
            <text:p>13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atrimoine (musees, monuments....)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6.42" calcext:value-type="float">
            <text:p>1218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rvices d'archives</text:p>
          </table:table-cell>
          <table:table-cell office:value-type="string" calcext:value-type="string">
            <text:p>Reel</text:p>
          </table:table-cell>
          <table:table-cell office:value-type="float" office:value="974379.05" calcext:value-type="float">
            <text:p>974379</text:p>
          </table:table-cell>
          <table:table-cell office:value-type="float" office:value="839840.71" calcext:value-type="float">
            <text:p>839841</text:p>
          </table:table-cell>
          <table:table-cell office:value-type="float" office:value="3461.22" calcext:value-type="float">
            <text:p>3461</text:p>
          </table:table-cell>
          <table:table-cell office:value-type="float" office:value="15147.57" calcext:value-type="float">
            <text:p>15148</text:p>
          </table:table-cell>
          <table:table-cell office:value-type="float" office:value="9114.8" calcext:value-type="float">
            <text:p>9115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ure,jeunesse, spor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.73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float" office:value="255047" calcext:value-type="float">
            <text:p>25504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rsonnes handicapees</text:p>
          </table:table-cell>
          <table:table-cell office:value-type="string" calcext:value-type="string">
            <text:p>Reel</text:p>
          </table:table-cell>
          <table:table-cell office:value-type="float" office:value="0" calcext:value-type="float">
            <text:p>0</text:p>
          </table:table-cell>
          <table:table-cell office:value-type="float" office:value="85.56" calcext:value-type="float">
            <text:p>86</text:p>
          </table:table-cell>
          <table:table-cell office:value-type="float" office:value="14972.69" calcext:value-type="float">
            <text:p>14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on sociale (hors RMI, RSA, APA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onnes agees</text:p>
          </table:table-cell>
          <table:table-cell office:value-type="string" calcext:value-type="string">
            <text:p>Re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000" calcext:value-type="float">
            <text:p>37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46" calcext:value-type="float">
            <text:p>42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ux et assainissement</text:p>
          </table:table-cell>
          <table:table-cell office:value-type="string" calcext:value-type="string">
            <text:p>Reel</text:p>
          </table:table-cell>
          <table:table-cell office:value-type="float" office:value="8772.1" calcext:value-type="float">
            <text:p>8772</text:p>
          </table:table-cell>
          <table:table-cell office:value-type="float" office:value="61809.95" calcext:value-type="float">
            <text:p>61810</text:p>
          </table:table-cell>
          <table:table-cell office:value-type="float" office:value="7835.68" calcext:value-type="float">
            <text:p>7836</text:p>
          </table:table-cell>
          <table:table-cell office:value-type="float" office:value="379397.27" calcext:value-type="float">
            <text:p>379397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seau routier departemental</text:p>
          </table:table-cell>
          <table:table-cell office:value-type="string" calcext:value-type="string">
            <text:p>Reel</text:p>
          </table:table-cell>
          <table:table-cell office:value-type="float" office:value="9757864.53" calcext:value-type="float">
            <text:p>9757865</text:p>
          </table:table-cell>
          <table:table-cell office:value-type="float" office:value="9246377.74" calcext:value-type="float">
            <text:p>9246378</text:p>
          </table:table-cell>
          <table:table-cell office:value-type="float" office:value="7260168.68" calcext:value-type="float">
            <text:p>7260169</text:p>
          </table:table-cell>
          <table:table-cell office:value-type="float" office:value="6921159.58" calcext:value-type="float">
            <text:p>6921160</text:p>
          </table:table-cell>
          <table:table-cell office:value-type="float" office:value="5245291.02" calcext:value-type="float">
            <text:p>5245291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utres reseaux de voirie</text:p>
          </table:table-cell>
          <table:table-cell office:value-type="string" calcext:value-type="string">
            <text:p>Reel</text:p>
          </table:table-cell>
          <table:table-cell office:value-type="float" office:value="24207" calcext:value-type="float">
            <text:p>24207</text:p>
          </table:table-cell>
          <table:table-cell office:value-type="float" office:value="6842" calcext:value-type="float">
            <text:p>6842</text:p>
          </table:table-cell>
          <table:table-cell office:value-type="float" office:value="8000" calcext:value-type="float">
            <text:p>8000</text:p>
          </table:table-cell>
          <table:table-cell office:value-type="float" office:value="401214.45" calcext:value-type="float">
            <text:p>40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frastructures ferroviaires et aeroportuaires</text:p>
          </table:table-cell>
          <table:table-cell office:value-type="string" calcext:value-type="string">
            <text:p>Re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.85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frastructures fluviales, maritimes et portuaires</text:p>
          </table:table-cell>
          <table:table-cell office:value-type="string" calcext:value-type="string">
            <text:p>Reel</text:p>
          </table:table-cell>
          <table:table-cell office:value-type="float" office:value="1402864.33" calcext:value-type="float">
            <text:p>1402864</text:p>
          </table:table-cell>
          <table:table-cell office:value-type="float" office:value="1773042.27" calcext:value-type="float">
            <text:p>1773042</text:p>
          </table:table-cell>
          <table:table-cell office:value-type="float" office:value="627550.38" calcext:value-type="float">
            <text:p>627550</text:p>
          </table:table-cell>
          <table:table-cell office:value-type="float" office:value="0" calcext:value-type="float">
            <text:p>0</text:p>
          </table:table-cell>
          <table:table-cell office:value-type="float" office:value="200057" calcext:value-type="float">
            <text:p>200057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eaux et infrastructur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tres reseaux</text:p>
          </table:table-cell>
          <table:table-cell office:value-type="string" calcext:value-type="string">
            <text:p>Reel</text:p>
          </table:table-cell>
          <table:table-cell office:value-type="float" office:value="1031302.56" calcext:value-type="float">
            <text:p>1031303</text:p>
          </table:table-cell>
          <table:table-cell office:value-type="float" office:value="0" calcext:value-type="float">
            <text:p>0</text:p>
          </table:table-cell>
          <table:table-cell office:value-type="float" office:value="95265.86" calcext:value-type="float">
            <text:p>95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ement</text:p>
          </table:table-cell>
          <table:table-cell office:value-type="string" calcext:value-type="string">
            <text:p>Reel</text:p>
          </table:table-cell>
          <table:table-cell office:value-type="float" office:value="9919.2" calcext:value-type="float">
            <text:p>9919</text:p>
          </table:table-cell>
          <table:table-cell office:value-type="float" office:value="51136" calcext:value-type="float">
            <text:p>51136</text:p>
          </table:table-cell>
          <table:table-cell office:value-type="float" office:value="7134.4" calcext:value-type="float">
            <text:p>7134</text:p>
          </table:table-cell>
          <table:table-cell office:value-type="float" office:value="246654.4" calcext:value-type="float">
            <text:p>246654</text:p>
          </table:table-cell>
          <table:table-cell office:value-type="float" office:value="124573" calcext:value-type="float">
            <text:p>124573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ctions en matière de traitement des dechets</text:p>
          </table:table-cell>
          <table:table-cell office:value-type="string" calcext:value-type="string">
            <text:p>Reel</text:p>
          </table:table-cell>
          <table:table-cell office:value-type="float" office:value="19088.5" calcext:value-type="float">
            <text:p>19089</text:p>
          </table:table-cell>
          <table:table-cell office:value-type="float" office:value="18838.5" calcext:value-type="float">
            <text:p>18839</text:p>
          </table:table-cell>
          <table:table-cell office:value-type="float" office:value="4356" calcext:value-type="float">
            <text:p>4356</text:p>
          </table:table-cell>
          <table:table-cell office:value-type="float" office:value="27521" calcext:value-type="float">
            <text:p>27521</text:p>
          </table:table-cell>
          <table:table-cell office:value-type="float" office:value="35856.1" calcext:value-type="float">
            <text:p>35856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utres actions en faveur du milieu naturel</text:p>
          </table:table-cell>
          <table:table-cell office:value-type="string" calcext:value-type="string">
            <text:p>Reel</text:p>
          </table:table-cell>
          <table:table-cell office:value-type="float" office:value="20158" calcext:value-type="float">
            <text:p>20158</text:p>
          </table:table-cell>
          <table:table-cell office:value-type="float" office:value="169614.35" calcext:value-type="float">
            <text:p>169614</text:p>
          </table:table-cell>
          <table:table-cell office:value-type="float" office:value="587758.07" calcext:value-type="float">
            <text:p>587758</text:p>
          </table:table-cell>
          <table:table-cell office:value-type="float" office:value="502356.99" calcext:value-type="float">
            <text:p>502357</text:p>
          </table:table-cell>
          <table:table-cell office:value-type="float" office:value="82877.71" calcext:value-type="float">
            <text:p>82878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enagement et environn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nagement et developpement rural</text:p>
          </table:table-cell>
          <table:table-cell office:value-type="string" calcext:value-type="string">
            <text:p>Reel</text:p>
          </table:table-cell>
          <table:table-cell office:value-type="float" office:value="1021.4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ces communs</text:p>
          </table:table-cell>
          <table:table-cell office:value-type="string" calcext:value-type="string">
            <text:p>Reel</text:p>
          </table:table-cell>
          <table:table-cell office:value-type="float" office:value="24790" calcext:value-type="float">
            <text:p>24790</text:p>
          </table:table-cell>
          <table:table-cell office:value-type="float" office:value="268297.17" calcext:value-type="float">
            <text:p>268297</text:p>
          </table:table-cell>
          <table:table-cell office:value-type="float" office:value="974988.7" calcext:value-type="float">
            <text:p>974989</text:p>
          </table:table-cell>
          <table:table-cell office:value-type="float" office:value="338202.9" calcext:value-type="float">
            <text:p>338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port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Re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ructures d'animation et de developpement economique</text:p>
          </table:table-cell>
          <table:table-cell office:value-type="string" calcext:value-type="string">
            <text:p>Re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02.26" calcext:value-type="float">
            <text:p>28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Reel</text:p>
          </table:table-cell>
          <table:table-cell office:value-type="float" office:value="304898.03" calcext:value-type="float">
            <text:p>30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2.8" calcext:value-type="float">
            <text:p>3773</text:p>
          </table:table-cell>
          <table:table-cell office:value-type="float" office:value="200503.82" calcext:value-type="float">
            <text:p>200504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artisanat et commerce</text:p>
          </table:table-cell>
          <table:table-cell office:value-type="string" calcext:value-type="string">
            <text:p>Reel</text:p>
          </table:table-cell>
          <table:table-cell office:value-type="float" office:value="94350" calcext:value-type="float">
            <text:p>94350</text:p>
          </table:table-cell>
          <table:table-cell office:value-type="float" office:value="0" calcext:value-type="float">
            <text:p>0</text:p>
          </table:table-cell>
          <table:table-cell office:value-type="float" office:value="170608.5" calcext:value-type="float">
            <text:p>170609</text:p>
          </table:table-cell>
          <table:table-cell office:value-type="float" office:value="2377.45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ustrie, commerce et artisanat</text:p>
          </table:table-cell>
          <table:table-cell office:value-type="string" calcext:value-type="string">
            <text:p>Ree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tte</text:p>
          </table:table-cell>
          <table:table-cell office:value-type="string" calcext:value-type="string">
            <text:p>Investiss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eloppemnt Economiqu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eloppement touristique</text:p>
          </table:table-cell>
          <table:table-cell office:value-type="string" calcext:value-type="string">
            <text:p>Reel</text:p>
          </table:table-cell>
          <table:table-cell office:value-type="float" office:value="8252.02" calcext:value-type="float">
            <text:p>8252</text:p>
          </table:table-cell>
          <table:table-cell office:value-type="float" office:value="29658.38" calcext:value-type="float">
            <text:p>2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7.5" calcext:value-type="float">
            <text:p>7508</text:p>
          </table:table-cell>
        </table:table-row>
        <table:table-row table:style-name="ro1" table:number-rows-repeated="10483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dc:date>2016-04-27T09:52:48.542502212</dc:date>
    <dc:creator>Vincent Bergeot</dc:creator>
    <meta:editing-duration>PT6M24S</meta:editing-duration>
    <meta:editing-cycles>1</meta:editing-cycles>
    <meta:document-statistic meta:table-count="1" meta:cell-count="2892" meta:object-count="0"/>
  </office:meta>
</office:document-meta>
</file>